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top="0.847cm" fo:margin-bottom="0.212cm" style:writing-mode="lr-tb"/>
    </style:style>
    <style:style style:name="T1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3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4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5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6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7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8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9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0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2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3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4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5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6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7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8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9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0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2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3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4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5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6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7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8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9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30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>
      <style:text-properties fo:font-weight="bold" style:font-weight-asian="bold" style:font-weight-complex="bold"/>
    </style:style>
    <style:style style:name="T5_12" style:family="text">
      <style:text-properties fo:font-weight="bold" style:font-weight-asian="bold" style:font-weight-complex="bold"/>
    </style:style>
    <style:style style:name="T5_13" style:family="text">
      <style:text-properties fo:font-weight="bold" style:font-weight-asian="bold" style:font-weight-complex="bold"/>
    </style:style>
    <style:style style:name="T5_14" style:family="text">
      <style:text-properties fo:font-weight="bold" style:font-weight-asian="bold" style:font-weight-complex="bold"/>
    </style:style>
    <style:style style:name="T5_15" style:family="text">
      <style:text-properties fo:font-weight="bold" style:font-weight-asian="bold" style:font-weight-complex="bold"/>
    </style:style>
    <style:style style:name="T5_16" style:family="text">
      <style:text-properties fo:font-weight="bold" style:font-weight-asian="bold" style:font-weight-complex="bold"/>
    </style:style>
    <style:style style:name="T5_17" style:family="text">
      <style:text-properties fo:font-weight="bold" style:font-weight-asian="bold" style:font-weight-complex="bold"/>
    </style:style>
    <style:style style:name="T5_18" style:family="text">
      <style:text-properties fo:font-weight="bold" style:font-weight-asian="bold" style:font-weight-complex="bold"/>
    </style:style>
    <style:style style:name="T5_19" style:family="text">
      <style:text-properties fo:font-weight="bold" style:font-weight-asian="bold" style:font-weight-complex="bold"/>
    </style:style>
    <style:style style:name="T5_20" style:family="text">
      <style:text-properties fo:font-weight="bold" style:font-weight-asian="bold" style:font-weight-complex="bold"/>
    </style:style>
    <style:style style:name="T5_21" style:family="text">
      <style:text-properties fo:font-weight="bold" style:font-weight-asian="bold" style:font-weight-complex="bold"/>
    </style:style>
    <style:style style:name="T5_22" style:family="text">
      <style:text-properties fo:font-weight="bold" style:font-weight-asian="bold" style:font-weight-complex="bold"/>
    </style:style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T7_12" style:family="text">
      <style:text-properties fo:font-weight="bold" style:font-weight-asian="bold" style:font-weight-complex="bold"/>
    </style:style>
    <style:style style:name="T7_13" style:family="text">
      <style:text-properties fo:font-weight="bold" style:font-weight-asian="bold" style:font-weight-complex="bold"/>
    </style:style>
    <style:style style:name="T7_14" style:family="text">
      <style:text-properties fo:font-weight="bold" style:font-weight-asian="bold" style:font-weight-complex="bold"/>
    </style:style>
    <style:style style:name="T7_15" style:family="text">
      <style:text-properties fo:font-weight="bold" style:font-weight-asian="bold" style:font-weight-complex="bold"/>
    </style:style>
    <style:style style:name="T7_16" style:family="text">
      <style:text-properties fo:font-weight="bold" style:font-weight-asian="bold" style:font-weight-complex="bold"/>
    </style:style>
    <style:style style:name="T7_17" style:family="text">
      <style:text-properties fo:font-weight="bold" style:font-weight-asian="bold" style:font-weight-complex="bold"/>
    </style:style>
    <style:style style:name="T7_18" style:family="text">
      <style:text-properties fo:font-weight="bold" style:font-weight-asian="bold" style:font-weight-complex="bold"/>
    </style:style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T9_6" style:family="text">
      <style:text-properties fo:font-weight="bold" style:font-weight-asian="bold" style:font-weight-complex="bold"/>
    </style:style>
    <style:style style:name="T9_7" style:family="text">
      <style:text-properties fo:font-weight="bold" style:font-weight-asian="bold" style:font-weight-complex="bold"/>
    </style:style>
    <style:style style:name="T9_8" style:family="text">
      <style:text-properties fo:font-weight="bold" style:font-weight-asian="bold" style:font-weight-complex="bold"/>
    </style:style>
    <style:style style:name="T9_9" style:family="text">
      <style:text-properties fo:font-weight="bold" style:font-weight-asian="bold" style:font-weight-complex="bold"/>
    </style:style>
    <style:style style:name="T9_10" style:family="text">
      <style:text-properties fo:font-weight="bold" style:font-weight-asian="bold" style:font-weight-complex="bold"/>
    </style:style>
    <style:style style:name="T9_11" style:family="text">
      <style:text-properties fo:font-weight="bold" style:font-weight-asian="bold" style:font-weight-complex="bold"/>
    </style:style>
    <style:style style:name="T9_12" style:family="text">
      <style:text-properties fo:font-weight="bold" style:font-weight-asian="bold" style:font-weight-complex="bold"/>
    </style:style>
    <style:style style:name="T9_13" style:family="text">
      <style:text-properties fo:font-weight="bold" style:font-weight-asian="bold" style:font-weight-complex="bold"/>
    </style:style>
    <style:style style:name="T9_14" style:family="text">
      <style:text-properties fo:font-weight="bold" style:font-weight-asian="bold" style:font-weight-complex="bold"/>
    </style:style>
    <style:style style:name="T9_15" style:family="text">
      <style:text-properties fo:font-weight="bold" style:font-weight-asian="bold" style:font-weight-complex="bold"/>
    </style:style>
    <style:style style:name="T9_16" style:family="text">
      <style:text-properties fo:font-weight="bold" style:font-weight-asian="bold" style:font-weight-complex="bold"/>
    </style:style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T9_241" style:family="text"/>
    <style:style style:name="T9_242" style:family="text"/>
    <style:style style:name="T9_243" style:family="text"/>
    <style:style style:name="T9_244" style:family="text"/>
    <style:style style:name="T9_245" style:family="text"/>
    <style:style style:name="T9_246" style:family="text"/>
    <style:style style:name="T9_247" style:family="text"/>
    <style:style style:name="T9_248" style:family="text"/>
    <style:style style:name="T9_249" style:family="text"/>
    <style:style style:name="T9_250" style:family="text"/>
    <style:style style:name="T9_251" style:family="text"/>
    <style:style style:name="T9_252" style:family="text"/>
    <style:style style:name="T9_253" style:family="text"/>
    <style:style style:name="T9_254" style:family="text"/>
    <style:style style:name="T9_255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>
      <style:text-properties fo:font-weight="bold" style:font-weight-asian="bold" style:font-weight-complex="bold"/>
    </style:style>
    <style:style style:name="T11_8" style:family="text">
      <style:text-properties fo:font-weight="bold" style:font-weight-asian="bold" style:font-weight-complex="bold"/>
    </style:style>
    <style:style style:name="T11_9" style:family="text">
      <style:text-properties fo:font-weight="bold" style:font-weight-asian="bold" style:font-weight-complex="bold"/>
    </style:style>
    <style:style style:name="T11_10" style:family="text">
      <style:text-properties fo:font-weight="bold" style:font-weight-asian="bold" style:font-weight-complex="bold"/>
    </style:style>
    <style:style style:name="T11_11" style:family="text">
      <style:text-properties fo:font-weight="bold" style:font-weight-asian="bold" style:font-weight-complex="bold"/>
    </style:style>
    <style:style style:name="T11_12" style:family="text">
      <style:text-properties fo:font-weight="bold" style:font-weight-asian="bold" style:font-weight-complex="bold"/>
    </style:style>
    <style:style style:name="T11_13" style:family="text">
      <style:text-properties fo:font-weight="bold" style:font-weight-asian="bold" style:font-weight-complex="bold"/>
    </style:style>
    <style:style style:name="T11_14" style:family="text">
      <style:text-properties fo:font-weight="bold" style:font-weight-asian="bold" style:font-weight-complex="bold"/>
    </style:style>
    <style:style style:name="T11_15" style:family="text">
      <style:text-properties fo:font-weight="bold" style:font-weight-asian="bold" style:font-weight-complex="bold"/>
    </style:style>
    <style:style style:name="T11_16" style:family="text">
      <style:text-properties fo:font-weight="bold" style:font-weight-asian="bold" style:font-weight-complex="bold"/>
    </style:style>
    <style:style style:name="T11_17" style:family="text">
      <style:text-properties fo:font-weight="bold" style:font-weight-asian="bold" style:font-weight-complex="bold"/>
    </style:style>
    <style:style style:name="T11_18" style:family="text">
      <style:text-properties fo:font-weight="bold" style:font-weight-asian="bold" style:font-weight-complex="bold"/>
    </style:style>
    <style:style style:name="T11_19" style:family="text">
      <style:text-properties fo:font-weight="bold" style:font-weight-asian="bold" style:font-weight-complex="bold"/>
    </style:style>
    <style:style style:name="T11_20" style:family="text">
      <style:text-properties fo:font-weight="bold" style:font-weight-asian="bold" style:font-weight-complex="bold"/>
    </style:style>
    <style:style style:name="T11_21" style:family="text">
      <style:text-properties fo:font-weight="bold" style:font-weight-asian="bold" style:font-weight-complex="bold"/>
    </style:style>
    <style:style style:name="T11_22" style:family="text">
      <style:text-properties fo:font-weight="bold" style:font-weight-asian="bold" style:font-weight-complex="bold"/>
    </style:style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>
      <style:text-properties fo:font-weight="bold" style:font-weight-asian="bold" style:font-weight-complex="bold"/>
    </style:style>
    <style:style style:name="T13_6" style:family="text">
      <style:text-properties fo:font-weight="bold" style:font-weight-asian="bold" style:font-weight-complex="bold"/>
    </style:style>
    <style:style style:name="T13_7" style:family="text">
      <style:text-properties fo:font-weight="bold" style:font-weight-asian="bold" style:font-weight-complex="bold"/>
    </style:style>
    <style:style style:name="T13_8" style:family="text">
      <style:text-properties fo:font-weight="bold" style:font-weight-asian="bold" style:font-weight-complex="bold"/>
    </style:style>
    <style:style style:name="T13_9" style:family="text">
      <style:text-properties fo:font-weight="bold" style:font-weight-asian="bold" style:font-weight-complex="bold"/>
    </style:style>
    <style:style style:name="T13_10" style:family="text">
      <style:text-properties fo:font-weight="bold" style:font-weight-asian="bold" style:font-weight-complex="bold"/>
    </style:style>
    <style:style style:name="T13_11" style:family="text">
      <style:text-properties fo:font-weight="bold" style:font-weight-asian="bold" style:font-weight-complex="bold"/>
    </style:style>
    <style:style style:name="T13_12" style:family="text">
      <style:text-properties fo:font-weight="bold" style:font-weight-asian="bold" style:font-weight-complex="bold"/>
    </style:style>
    <style:style style:name="T13_13" style:family="text">
      <style:text-properties fo:font-weight="bold" style:font-weight-asian="bold" style:font-weight-complex="bold"/>
    </style:style>
    <style:style style:name="T13_14" style:family="text">
      <style:text-properties fo:font-weight="bold" style:font-weight-asian="bold" style:font-weight-complex="bold"/>
    </style:style>
    <style:style style:name="T13_15" style:family="text">
      <style:text-properties fo:font-weight="bold" style:font-weight-asian="bold" style:font-weight-complex="bold"/>
    </style:style>
    <style:style style:name="T13_16" style:family="text">
      <style:text-properties fo:font-weight="bold" style:font-weight-asian="bold" style:font-weight-complex="bold"/>
    </style:style>
    <style:style style:name="T13_17" style:family="text">
      <style:text-properties fo:font-weight="bold" style:font-weight-asian="bold" style:font-weight-complex="bold"/>
    </style:style>
    <style:style style:name="T13_18" style:family="text">
      <style:text-properties fo:font-weight="bold" style:font-weight-asian="bold" style:font-weight-complex="bold"/>
    </style:style>
    <style:style style:name="T13_19" style:family="text">
      <style:text-properties fo:font-weight="bold" style:font-weight-asian="bold" style:font-weight-complex="bold"/>
    </style:style>
    <style:style style:name="T13_20" style:family="text">
      <style:text-properties fo:font-weight="bold" style:font-weight-asian="bold" style:font-weight-complex="bold"/>
    </style:style>
    <style:style style:name="T13_21" style:family="text">
      <style:text-properties fo:font-weight="bold" style:font-weight-asian="bold" style:font-weight-complex="bold"/>
    </style:style>
    <style:style style:name="T13_22" style:family="text">
      <style:text-properties fo:font-weight="bold" style:font-weight-asian="bold" style:font-weight-complex="bold"/>
    </style:style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>
      <style:text-properties fo:font-weight="bold" style:font-weight-asian="bold" style:font-weight-complex="bold"/>
    </style:style>
    <style:style style:name="T15_4" style:family="text">
      <style:text-properties fo:font-weight="bold" style:font-weight-asian="bold" style:font-weight-complex="bold"/>
    </style:style>
    <style:style style:name="T15_5" style:family="text">
      <style:text-properties fo:font-weight="bold" style:font-weight-asian="bold" style:font-weight-complex="bold"/>
    </style:style>
    <style:style style:name="T15_6" style:family="text">
      <style:text-properties fo:font-weight="bold" style:font-weight-asian="bold" style:font-weight-complex="bold"/>
    </style:style>
    <style:style style:name="T15_7" style:family="text">
      <style:text-properties fo:font-weight="bold" style:font-weight-asian="bold" style:font-weight-complex="bold"/>
    </style:style>
    <style:style style:name="T15_8" style:family="text">
      <style:text-properties fo:font-weight="bold" style:font-weight-asian="bold" style:font-weight-complex="bold"/>
    </style:style>
    <style:style style:name="T15_9" style:family="text">
      <style:text-properties fo:font-weight="bold" style:font-weight-asian="bold" style:font-weight-complex="bold"/>
    </style:style>
    <style:style style:name="T15_10" style:family="text">
      <style:text-properties fo:font-weight="bold" style:font-weight-asian="bold" style:font-weight-complex="bold"/>
    </style:style>
    <style:style style:name="T15_11" style:family="text">
      <style:text-properties fo:font-weight="bold" style:font-weight-asian="bold" style:font-weight-complex="bold"/>
    </style:style>
    <style:style style:name="T15_12" style:family="text">
      <style:text-properties fo:font-weight="bold" style:font-weight-asian="bold" style:font-weight-complex="bold"/>
    </style:style>
    <style:style style:name="T15_13" style:family="text">
      <style:text-properties fo:font-weight="bold" style:font-weight-asian="bold" style:font-weight-complex="bold"/>
    </style:style>
    <style:style style:name="T15_14" style:family="text">
      <style:text-properties fo:font-weight="bold" style:font-weight-asian="bold" style:font-weight-complex="bold"/>
    </style:style>
    <style:style style:name="T15_15" style:family="text">
      <style:text-properties fo:font-weight="bold" style:font-weight-asian="bold" style:font-weight-complex="bold"/>
    </style:style>
    <style:style style:name="T15_16" style:family="text">
      <style:text-properties fo:font-weight="bold" style:font-weight-asian="bold" style:font-weight-complex="bold"/>
    </style:style>
    <style:style style:name="T15_17" style:family="text">
      <style:text-properties fo:font-weight="bold" style:font-weight-asian="bold" style:font-weight-complex="bold"/>
    </style:style>
    <style:style style:name="T15_18" style:family="text">
      <style:text-properties fo:font-weight="bold" style:font-weight-asian="bold" style:font-weight-complex="bold"/>
    </style:style>
    <style:style style:name="T15_19" style:family="text">
      <style:text-properties fo:font-weight="bold" style:font-weight-asian="bold" style:font-weight-complex="bold"/>
    </style:style>
    <style:style style:name="T15_20" style:family="text">
      <style:text-properties fo:font-weight="bold" style:font-weight-asian="bold" style:font-weight-complex="bold"/>
    </style:style>
    <style:style style:name="T15_21" style:family="text">
      <style:text-properties fo:font-weight="bold" style:font-weight-asian="bold" style:font-weight-complex="bold"/>
    </style:style>
    <style:style style:name="T15_22" style:family="text">
      <style:text-properties fo:font-weight="bold" style:font-weight-asian="bold" style:font-weight-complex="bold"/>
    </style:style>
    <style:style style:name="T15_23" style:family="text">
      <style:text-properties fo:font-weight="bold" style:font-weight-asian="bold" style:font-weight-complex="bold"/>
    </style:style>
    <style:style style:name="T15_24" style:family="text">
      <style:text-properties fo:font-weight="bold" style:font-weight-asian="bold" style:font-weight-complex="bold"/>
    </style:style>
    <style:style style:name="T15_25" style:family="text">
      <style:text-properties fo:font-weight="bold" style:font-weight-asian="bold" style:font-weight-complex="bold"/>
    </style:style>
    <style:style style:name="T15_26" style:family="text">
      <style:text-properties fo:font-weight="bold" style:font-weight-asian="bold" style:font-weight-complex="bold"/>
    </style:style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weight="bold" style:font-weight-asian="bold" style:font-weight-complex="bold"/>
    </style:style>
    <style:style style:name="T17_8" style:family="text">
      <style:text-properties fo:font-weight="bold" style:font-weight-asian="bold" style:font-weight-complex="bold"/>
    </style:style>
    <style:style style:name="T17_9" style:family="text">
      <style:text-properties fo:font-weight="bold" style:font-weight-asian="bold" style:font-weight-complex="bold"/>
    </style:style>
    <style:style style:name="T17_10" style:family="text">
      <style:text-properties fo:font-weight="bold" style:font-weight-asian="bold" style:font-weight-complex="bold"/>
    </style:style>
    <style:style style:name="T17_11" style:family="text">
      <style:text-properties fo:font-weight="bold" style:font-weight-asian="bold" style:font-weight-complex="bold"/>
    </style:style>
    <style:style style:name="T17_12" style:family="text">
      <style:text-properties fo:font-weight="bold" style:font-weight-asian="bold" style:font-weight-complex="bold"/>
    </style:style>
    <style:style style:name="T17_13" style:family="text">
      <style:text-properties fo:font-weight="bold" style:font-weight-asian="bold" style:font-weight-complex="bold"/>
    </style:style>
    <style:style style:name="T17_14" style:family="text">
      <style:text-properties fo:font-weight="bold" style:font-weight-asian="bold" style:font-weight-complex="bold"/>
    </style:style>
    <style:style style:name="T17_15" style:family="text">
      <style:text-properties fo:font-weight="bold" style:font-weight-asian="bold" style:font-weight-complex="bold"/>
    </style:style>
    <style:style style:name="T17_16" style:family="text">
      <style:text-properties fo:font-weight="bold" style:font-weight-asian="bold" style:font-weight-complex="bold"/>
    </style:style>
    <style:style style:name="T17_17" style:family="text">
      <style:text-properties fo:font-weight="bold" style:font-weight-asian="bold" style:font-weight-complex="bold"/>
    </style:style>
    <style:style style:name="T17_18" style:family="text">
      <style:text-properties fo:font-weight="bold" style:font-weight-asian="bold" style:font-weight-complex="bold"/>
    </style:style>
    <style:style style:name="T17_19" style:family="text">
      <style:text-properties fo:font-weight="bold" style:font-weight-asian="bold" style:font-weight-complex="bold"/>
    </style:style>
    <style:style style:name="T17_20" style:family="text">
      <style:text-properties fo:font-weight="bold" style:font-weight-asian="bold" style:font-weight-complex="bold"/>
    </style:style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>
      <style:text-properties fo:font-weight="bold" style:font-weight-asian="bold" style:font-weight-complex="bold"/>
    </style:style>
    <style:style style:name="T19_8" style:family="text">
      <style:text-properties fo:font-weight="bold" style:font-weight-asian="bold" style:font-weight-complex="bold"/>
    </style:style>
    <style:style style:name="T19_9" style:family="text">
      <style:text-properties fo:font-weight="bold" style:font-weight-asian="bold" style:font-weight-complex="bold"/>
    </style:style>
    <style:style style:name="T19_10" style:family="text">
      <style:text-properties fo:font-weight="bold" style:font-weight-asian="bold" style:font-weight-complex="bold"/>
    </style:style>
    <style:style style:name="T19_11" style:family="text">
      <style:text-properties fo:font-weight="bold" style:font-weight-asian="bold" style:font-weight-complex="bold"/>
    </style:style>
    <style:style style:name="T19_12" style:family="text">
      <style:text-properties fo:font-weight="bold" style:font-weight-asian="bold" style:font-weight-complex="bold"/>
    </style:style>
    <style:style style:name="T19_13" style:family="text">
      <style:text-properties fo:font-weight="bold" style:font-weight-asian="bold" style:font-weight-complex="bold"/>
    </style:style>
    <style:style style:name="T19_14" style:family="text">
      <style:text-properties fo:font-weight="bold" style:font-weight-asian="bold" style:font-weight-complex="bold"/>
    </style:style>
    <style:style style:name="T19_15" style:family="text">
      <style:text-properties fo:font-weight="bold" style:font-weight-asian="bold" style:font-weight-complex="bold"/>
    </style:style>
    <style:style style:name="T19_16" style:family="text">
      <style:text-properties fo:font-weight="bold" style:font-weight-asian="bold" style:font-weight-complex="bold"/>
    </style:style>
    <style:style style:name="T19_17" style:family="text">
      <style:text-properties fo:font-weight="bold" style:font-weight-asian="bold" style:font-weight-complex="bold"/>
    </style:style>
    <style:style style:name="T19_18" style:family="text">
      <style:text-properties fo:font-weight="bold" style:font-weight-asian="bold" style:font-weight-complex="bold"/>
    </style:style>
    <style:style style:name="T19_19" style:family="text">
      <style:text-properties fo:font-weight="bold" style:font-weight-asian="bold" style:font-weight-complex="bold"/>
    </style:style>
    <style:style style:name="T19_20" style:family="text">
      <style:text-properties fo:font-weight="bold" style:font-weight-asian="bold" style:font-weight-complex="bold"/>
    </style:style>
    <style:style style:name="T19_21" style:family="text">
      <style:text-properties fo:font-weight="bold" style:font-weight-asian="bold" style:font-weight-complex="bold"/>
    </style:style>
    <style:style style:name="T19_22" style:family="text">
      <style:text-properties fo:font-weight="bold" style:font-weight-asian="bold" style:font-weight-complex="bold"/>
    </style:style>
    <style:style style:name="T19_23" style:family="text">
      <style:text-properties fo:font-weight="bold" style:font-weight-asian="bold" style:font-weight-complex="bold"/>
    </style:style>
    <style:style style:name="T19_24" style:family="text">
      <style:text-properties fo:font-weight="bold" style:font-weight-asian="bold" style:font-weight-complex="bold"/>
    </style:style>
    <style:style style:name="T19_25" style:family="text">
      <style:text-properties fo:font-weight="bold" style:font-weight-asian="bold" style:font-weight-complex="bold"/>
    </style:style>
    <style:style style:name="T19_26" style:family="text">
      <style:text-properties fo:font-weight="bold" style:font-weight-asian="bold" style:font-weight-complex="bold"/>
    </style:style>
    <style:style style:name="T19_27" style:family="text">
      <style:text-properties fo:font-weight="bold" style:font-weight-asian="bold" style:font-weight-complex="bold"/>
    </style:style>
    <style:style style:name="T19_28" style:family="text">
      <style:text-properties fo:font-weight="bold" style:font-weight-asian="bold" style:font-weight-complex="bold"/>
    </style:style>
    <style:style style:name="T19_29" style:family="text">
      <style:text-properties fo:font-weight="bold" style:font-weight-asian="bold" style:font-weight-complex="bold"/>
    </style:style>
    <style:style style:name="T19_30" style:family="text">
      <style:text-properties fo:font-weight="bold" style:font-weight-asian="bold" style:font-weight-complex="bold"/>
    </style:style>
    <style:style style:name="T19_31" style:family="text">
      <style:text-properties fo:font-weight="bold" style:font-weight-asian="bold" style:font-weight-complex="bold"/>
    </style:style>
    <style:style style:name="T19_32" style:family="text">
      <style:text-properties fo:font-weight="bold" style:font-weight-asian="bold" style:font-weight-complex="bold"/>
    </style:style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>
      <style:text-properties fo:font-weight="bold" style:font-weight-asian="bold" style:font-weight-complex="bold"/>
    </style:style>
    <style:style style:name="T21_8" style:family="text">
      <style:text-properties fo:font-weight="bold" style:font-weight-asian="bold" style:font-weight-complex="bold"/>
    </style:style>
    <style:style style:name="T21_9" style:family="text">
      <style:text-properties fo:font-weight="bold" style:font-weight-asian="bold" style:font-weight-complex="bold"/>
    </style:style>
    <style:style style:name="T21_10" style:family="text">
      <style:text-properties fo:font-weight="bold" style:font-weight-asian="bold" style:font-weight-complex="bold"/>
    </style:style>
    <style:style style:name="T21_11" style:family="text">
      <style:text-properties fo:font-weight="bold" style:font-weight-asian="bold" style:font-weight-complex="bold"/>
    </style:style>
    <style:style style:name="T21_12" style:family="text">
      <style:text-properties fo:font-weight="bold" style:font-weight-asian="bold" style:font-weight-complex="bold"/>
    </style:style>
    <style:style style:name="T21_13" style:family="text">
      <style:text-properties fo:font-weight="bold" style:font-weight-asian="bold" style:font-weight-complex="bold"/>
    </style:style>
    <style:style style:name="T21_14" style:family="text">
      <style:text-properties fo:font-weight="bold" style:font-weight-asian="bold" style:font-weight-complex="bold"/>
    </style:style>
    <style:style style:name="T21_15" style:family="text">
      <style:text-properties fo:font-weight="bold" style:font-weight-asian="bold" style:font-weight-complex="bold"/>
    </style:style>
    <style:style style:name="T21_16" style:family="text">
      <style:text-properties fo:font-weight="bold" style:font-weight-asian="bold" style:font-weight-complex="bold"/>
    </style:style>
    <style:style style:name="T21_17" style:family="text">
      <style:text-properties fo:font-weight="bold" style:font-weight-asian="bold" style:font-weight-complex="bold"/>
    </style:style>
    <style:style style:name="T21_18" style:family="text">
      <style:text-properties fo:font-weight="bold" style:font-weight-asian="bold" style:font-weight-complex="bold"/>
    </style:style>
    <style:style style:name="T21_19" style:family="text">
      <style:text-properties fo:font-weight="bold" style:font-weight-asian="bold" style:font-weight-complex="bold"/>
    </style:style>
    <style:style style:name="T21_20" style:family="text">
      <style:text-properties fo:font-weight="bold" style:font-weight-asian="bold" style:font-weight-complex="bold"/>
    </style:style>
    <style:style style:name="T21_21" style:family="text">
      <style:text-properties fo:font-weight="bold" style:font-weight-asian="bold" style:font-weight-complex="bold"/>
    </style:style>
    <style:style style:name="T21_22" style:family="text">
      <style:text-properties fo:font-weight="bold" style:font-weight-asian="bold" style:font-weight-complex="bold"/>
    </style:style>
    <style:style style:name="T21_23" style:family="text">
      <style:text-properties fo:font-weight="bold" style:font-weight-asian="bold" style:font-weight-complex="bold"/>
    </style:style>
    <style:style style:name="T21_24" style:family="text">
      <style:text-properties fo:font-weight="bold" style:font-weight-asian="bold" style:font-weight-complex="bold"/>
    </style:style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>
      <style:text-properties fo:font-weight="bold" style:font-weight-asian="bold" style:font-weight-complex="bold"/>
    </style:style>
    <style:style style:name="T23_8" style:family="text">
      <style:text-properties fo:font-weight="bold" style:font-weight-asian="bold" style:font-weight-complex="bold"/>
    </style:style>
    <style:style style:name="T23_9" style:family="text">
      <style:text-properties fo:font-weight="bold" style:font-weight-asian="bold" style:font-weight-complex="bold"/>
    </style:style>
    <style:style style:name="T23_10" style:family="text">
      <style:text-properties fo:font-weight="bold" style:font-weight-asian="bold" style:font-weight-complex="bold"/>
    </style:style>
    <style:style style:name="T23_11" style:family="text">
      <style:text-properties fo:font-weight="bold" style:font-weight-asian="bold" style:font-weight-complex="bold"/>
    </style:style>
    <style:style style:name="T23_12" style:family="text">
      <style:text-properties fo:font-weight="bold" style:font-weight-asian="bold" style:font-weight-complex="bold"/>
    </style:style>
    <style:style style:name="T23_13" style:family="text">
      <style:text-properties fo:font-weight="bold" style:font-weight-asian="bold" style:font-weight-complex="bold"/>
    </style:style>
    <style:style style:name="T23_14" style:family="text">
      <style:text-properties fo:font-weight="bold" style:font-weight-asian="bold" style:font-weight-complex="bold"/>
    </style:style>
    <style:style style:name="T23_15" style:family="text">
      <style:text-properties fo:font-weight="bold" style:font-weight-asian="bold" style:font-weight-complex="bold"/>
    </style:style>
    <style:style style:name="T23_16" style:family="text">
      <style:text-properties fo:font-weight="bold" style:font-weight-asian="bold" style:font-weight-complex="bold"/>
    </style:style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>
      <style:text-properties fo:font-weight="bold" style:font-weight-asian="bold" style:font-weight-complex="bold"/>
    </style:style>
    <style:style style:name="T25_6" style:family="text">
      <style:text-properties fo:font-weight="bold" style:font-weight-asian="bold" style:font-weight-complex="bold"/>
    </style:style>
    <style:style style:name="T25_7" style:family="text">
      <style:text-properties fo:font-weight="bold" style:font-weight-asian="bold" style:font-weight-complex="bold"/>
    </style:style>
    <style:style style:name="T25_8" style:family="text">
      <style:text-properties fo:font-weight="bold" style:font-weight-asian="bold" style:font-weight-complex="bold"/>
    </style:style>
    <style:style style:name="T25_9" style:family="text">
      <style:text-properties fo:font-weight="bold" style:font-weight-asian="bold" style:font-weight-complex="bold"/>
    </style:style>
    <style:style style:name="T25_10" style:family="text">
      <style:text-properties fo:font-weight="bold" style:font-weight-asian="bold" style:font-weight-complex="bold"/>
    </style:style>
    <style:style style:name="T25_11" style:family="text">
      <style:text-properties fo:font-weight="bold" style:font-weight-asian="bold" style:font-weight-complex="bold"/>
    </style:style>
    <style:style style:name="T25_12" style:family="text">
      <style:text-properties fo:font-weight="bold" style:font-weight-asian="bold" style:font-weight-complex="bold"/>
    </style:style>
    <style:style style:name="T25_13" style:family="text">
      <style:text-properties fo:font-weight="bold" style:font-weight-asian="bold" style:font-weight-complex="bold"/>
    </style:style>
    <style:style style:name="T25_14" style:family="text">
      <style:text-properties fo:font-weight="bold" style:font-weight-asian="bold" style:font-weight-complex="bold"/>
    </style:style>
    <style:style style:name="T25_15" style:family="text">
      <style:text-properties fo:font-weight="bold" style:font-weight-asian="bold" style:font-weight-complex="bold"/>
    </style:style>
    <style:style style:name="T25_16" style:family="text">
      <style:text-properties fo:font-weight="bold" style:font-weight-asian="bold" style:font-weight-complex="bold"/>
    </style:style>
    <style:style style:name="T25_17" style:family="text">
      <style:text-properties fo:font-weight="bold" style:font-weight-asian="bold" style:font-weight-complex="bold"/>
    </style:style>
    <style:style style:name="T25_18" style:family="text">
      <style:text-properties fo:font-weight="bold" style:font-weight-asian="bold" style:font-weight-complex="bold"/>
    </style:style>
    <style:style style:name="T25_19" style:family="text">
      <style:text-properties fo:font-weight="bold" style:font-weight-asian="bold" style:font-weight-complex="bold"/>
    </style:style>
    <style:style style:name="T25_20" style:family="text">
      <style:text-properties fo:font-weight="bold" style:font-weight-asian="bold" style:font-weight-complex="bold"/>
    </style:style>
    <style:style style:name="T25_21" style:family="text">
      <style:text-properties fo:font-weight="bold" style:font-weight-asian="bold" style:font-weight-complex="bold"/>
    </style:style>
    <style:style style:name="T25_22" style:family="text">
      <style:text-properties fo:font-weight="bold" style:font-weight-asian="bold" style:font-weight-complex="bold"/>
    </style:style>
    <style:style style:name="T25_23" style:family="text">
      <style:text-properties fo:font-weight="bold" style:font-weight-asian="bold" style:font-weight-complex="bold"/>
    </style:style>
    <style:style style:name="T25_24" style:family="text">
      <style:text-properties fo:font-weight="bold" style:font-weight-asian="bold" style:font-weight-complex="bold"/>
    </style:style>
    <style:style style:name="T25_25" style:family="text">
      <style:text-properties fo:font-weight="bold" style:font-weight-asian="bold" style:font-weight-complex="bold"/>
    </style:style>
    <style:style style:name="T25_26" style:family="text">
      <style:text-properties fo:font-weight="bold" style:font-weight-asian="bold" style:font-weight-complex="bold"/>
    </style:style>
    <style:style style:name="T25_27" style:family="text">
      <style:text-properties fo:font-weight="bold" style:font-weight-asian="bold" style:font-weight-complex="bold"/>
    </style:style>
    <style:style style:name="T25_28" style:family="text">
      <style:text-properties fo:font-weight="bold" style:font-weight-asian="bold" style:font-weight-complex="bold"/>
    </style:style>
    <style:style style:name="T25_29" style:family="text">
      <style:text-properties fo:font-weight="bold" style:font-weight-asian="bold" style:font-weight-complex="bold"/>
    </style:style>
    <style:style style:name="T25_30" style:family="text">
      <style:text-properties fo:font-weight="bold" style:font-weight-asian="bold" style:font-weight-complex="bold"/>
    </style:style>
    <style:style style:name="T25_31" style:family="text">
      <style:text-properties fo:font-weight="bold" style:font-weight-asian="bold" style:font-weight-complex="bold"/>
    </style:style>
    <style:style style:name="T25_32" style:family="text">
      <style:text-properties fo:font-weight="bold" style:font-weight-asian="bold" style:font-weight-complex="bold"/>
    </style:style>
    <style:style style:name="T25_33" style:family="text">
      <style:text-properties fo:font-weight="bold" style:font-weight-asian="bold" style:font-weight-complex="bold"/>
    </style:style>
    <style:style style:name="T25_34" style:family="text">
      <style:text-properties fo:font-weight="bold" style:font-weight-asian="bold" style:font-weight-complex="bold"/>
    </style:style>
    <style:style style:name="T25_35" style:family="text">
      <style:text-properties fo:font-weight="bold" style:font-weight-asian="bold" style:font-weight-complex="bold"/>
    </style:style>
    <style:style style:name="T25_36" style:family="text">
      <style:text-properties fo:font-weight="bold" style:font-weight-asian="bold" style:font-weight-complex="bold"/>
    </style:style>
    <style:style style:name="T25_37" style:family="text">
      <style:text-properties fo:font-weight="bold" style:font-weight-asian="bold" style:font-weight-complex="bold"/>
    </style:style>
    <style:style style:name="T25_38" style:family="text">
      <style:text-properties fo:font-weight="bold" style:font-weight-asian="bold" style:font-weight-complex="bold"/>
    </style:style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>
      <style:text-properties style:font-name="Courier New" style:font-name-asian="Courier New" style:font-name-complex="Courier New"/>
    </style:style>
    <style:style style:name="T25_49" style:family="text">
      <style:text-properties style:font-name="Courier New" style:font-name-asian="Courier New" style:font-name-complex="Courier New"/>
    </style:style>
    <style:style style:name="T25_50" style:family="text">
      <style:text-properties style:font-name="Courier New" style:font-name-asian="Courier New" style:font-name-complex="Courier New"/>
    </style:style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>
      <style:text-properties fo:font-weight="bold" style:font-weight-asian="bold" style:font-weight-complex="bold"/>
    </style:style>
    <style:style style:name="T27_8" style:family="text">
      <style:text-properties fo:font-weight="bold" style:font-weight-asian="bold" style:font-weight-complex="bold"/>
    </style:style>
    <style:style style:name="T27_9" style:family="text">
      <style:text-properties fo:font-weight="bold" style:font-weight-asian="bold" style:font-weight-complex="bold"/>
    </style:style>
    <style:style style:name="T27_10" style:family="text">
      <style:text-properties fo:font-weight="bold" style:font-weight-asian="bold" style:font-weight-complex="bold"/>
    </style:style>
    <style:style style:name="T27_11" style:family="text">
      <style:text-properties fo:font-weight="bold" style:font-weight-asian="bold" style:font-weight-complex="bold"/>
    </style:style>
    <style:style style:name="T27_12" style:family="text">
      <style:text-properties fo:font-weight="bold" style:font-weight-asian="bold" style:font-weight-complex="bold"/>
    </style:style>
    <style:style style:name="T27_13" style:family="text">
      <style:text-properties fo:font-weight="bold" style:font-weight-asian="bold" style:font-weight-complex="bold"/>
    </style:style>
    <style:style style:name="T27_14" style:family="text">
      <style:text-properties fo:font-weight="bold" style:font-weight-asian="bold" style:font-weight-complex="bold"/>
    </style:style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>
      <style:text-properties fo:color="#1155cc" style:text-underline-style="solid" style:text-underline-color="font-color"/>
    </style:style>
    <style:style style:name="T27_56" style:family="text"/>
    <style:style style:name="T27_57" style:family="text">
      <style:text-properties fo:color="#1155cc" style:text-underline-style="solid" style:text-underline-color="font-color"/>
    </style:style>
    <style:style style:name="T27_58" style:family="text"/>
    <style:style style:name="T27_59" style:family="text">
      <style:text-properties fo:color="#1155cc" style:text-underline-style="solid" style:text-underline-color="font-color"/>
    </style:style>
    <style:style style:name="T27_60" style:family="text"/>
    <style:style style:name="T27_61" style:family="text">
      <style:text-properties fo:color="#1155cc" style:text-underline-style="solid" style:text-underline-color="font-color"/>
    </style:style>
    <style:style style:name="T27_62" style:family="text"/>
    <style:style style:name="T27_63" style:family="text">
      <style:text-properties fo:color="#1155cc" style:text-underline-style="solid" style:text-underline-color="font-color"/>
    </style:style>
    <style:style style:name="T27_64" style:family="text"/>
    <style:style style:name="T27_65" style:family="text">
      <style:text-properties fo:color="#1155cc" style:text-underline-style="solid" style:text-underline-color="font-color"/>
    </style:style>
    <style:style style:name="T27_66" style:family="text"/>
    <style:style style:name="T27_67" style:family="text">
      <style:text-properties fo:color="#1155cc" style:text-underline-style="solid" style:text-underline-color="font-color"/>
    </style:style>
    <style:style style:name="T27_68" style:family="text"/>
    <style:style style:name="T27_69" style:family="text">
      <style:text-properties fo:color="#1155cc" style:text-underline-style="solid" style:text-underline-color="font-color"/>
    </style:style>
    <style:style style:name="T27_70" style:family="text"/>
    <style:style style:name="T27_71" style:family="text">
      <style:text-properties fo:color="#1155cc" style:text-underline-style="solid" style:text-underline-color="font-color"/>
    </style:style>
    <style:style style:name="T27_72" style:family="text"/>
    <style:style style:name="T27_73" style:family="text">
      <style:text-properties fo:color="#1155cc" style:text-underline-style="solid" style:text-underline-color="font-color"/>
    </style:style>
    <style:style style:name="T27_74" style:family="text"/>
    <style:style style:name="T27_75" style:family="text">
      <style:text-properties fo:color="#1155cc" style:text-underline-style="solid" style:text-underline-color="font-color"/>
    </style:style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>
      <style:text-properties fo:color="#1155cc" style:text-underline-style="solid" style:text-underline-color="font-color"/>
    </style:style>
    <style:style style:name="T27_115" style:family="text"/>
    <style:style style:name="T27_116" style:family="text">
      <style:text-properties fo:color="#1155cc" style:text-underline-style="solid" style:text-underline-color="font-color"/>
    </style:style>
    <style:style style:name="T27_117" style:family="text"/>
    <style:style style:name="T27_118" style:family="text">
      <style:text-properties fo:color="#1155cc" style:text-underline-style="solid" style:text-underline-color="font-color"/>
    </style:style>
    <style:style style:name="T27_119" style:family="text"/>
    <style:style style:name="T27_120" style:family="text">
      <style:text-properties fo:color="#1155cc" style:text-underline-style="solid" style:text-underline-color="font-color"/>
    </style:style>
    <style:style style:name="T27_121" style:family="text"/>
    <style:style style:name="T27_122" style:family="text">
      <style:text-properties fo:color="#1155cc" style:text-underline-style="solid" style:text-underline-color="font-color"/>
    </style:style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T27_151" style:family="text"/>
    <style:style style:name="T27_152" style:family="text"/>
    <style:style style:name="T27_153" style:family="text">
      <style:text-properties fo:color="#1155cc" style:text-underline-style="solid" style:text-underline-color="font-color"/>
    </style:style>
    <style:style style:name="T27_154" style:family="text"/>
    <style:style style:name="T27_155" style:family="text">
      <style:text-properties fo:color="#1155cc" style:text-underline-style="solid" style:text-underline-color="font-color"/>
    </style:style>
    <style:style style:name="T27_156" style:family="text"/>
    <style:style style:name="T27_157" style:family="text">
      <style:text-properties fo:color="#1155cc" style:text-underline-style="solid" style:text-underline-color="font-color"/>
    </style:style>
    <style:style style:name="T27_158" style:family="text"/>
    <style:style style:name="T27_159" style:family="text">
      <style:text-properties fo:color="#1155cc" style:text-underline-style="solid" style:text-underline-color="font-color"/>
    </style:style>
    <style:style style:name="T27_160" style:family="text"/>
    <style:style style:name="T27_161" style:family="text">
      <style:text-properties fo:color="#1155cc" style:text-underline-style="solid" style:text-underline-color="font-color"/>
    </style:style>
    <style:style style:name="T27_162" style:family="text"/>
    <style:style style:name="T27_163" style:family="text"/>
    <style:style style:name="T27_164" style:family="text"/>
    <style:style style:name="T27_165" style:family="text"/>
    <style:style style:name="T27_166" style:family="text"/>
    <style:style style:name="T27_167" style:family="text"/>
    <style:style style:name="T27_168" style:family="text"/>
    <style:style style:name="T27_169" style:family="text"/>
    <style:style style:name="T27_170" style:family="text"/>
    <style:style style:name="T27_171" style:family="text"/>
    <style:style style:name="T27_172" style:family="text"/>
    <style:style style:name="T27_173" style:family="text"/>
    <style:style style:name="T27_174" style:family="text"/>
    <style:style style:name="T27_175" style:family="text"/>
    <style:style style:name="T27_176" style:family="text"/>
    <style:style style:name="T27_177" style:family="text"/>
    <style:style style:name="T27_178" style:family="text"/>
    <style:style style:name="T27_179" style:family="text"/>
    <style:style style:name="T27_180" style:family="text"/>
    <style:style style:name="T27_181" style:family="text"/>
    <style:style style:name="T27_182" style:family="text"/>
    <style:style style:name="T27_183" style:family="text"/>
    <style:style style:name="T27_184" style:family="text"/>
    <style:style style:name="T27_185" style:family="text"/>
    <style:style style:name="T27_186" style:family="text"/>
    <style:style style:name="T27_187" style:family="text"/>
    <style:style style:name="T27_188" style:family="text"/>
    <style:style style:name="T27_189" style:family="text"/>
    <style:style style:name="T27_190" style:family="text"/>
    <style:style style:name="T27_191" style:family="text"/>
    <style:style style:name="T27_192" style:family="text">
      <style:text-properties fo:color="#1155cc" style:text-underline-style="solid" style:text-underline-color="font-color"/>
    </style:style>
    <style:style style:name="T27_193" style:family="text"/>
    <style:style style:name="T27_194" style:family="text">
      <style:text-properties fo:color="#1155cc" style:text-underline-style="solid" style:text-underline-color="font-color"/>
    </style:style>
    <style:style style:name="T27_195" style:family="text"/>
    <style:style style:name="T27_196" style:family="text">
      <style:text-properties fo:color="#1155cc" style:text-underline-style="solid" style:text-underline-color="font-color"/>
    </style:style>
    <style:style style:name="T27_197" style:family="text"/>
    <style:style style:name="T27_198" style:family="text">
      <style:text-properties fo:color="#1155cc" style:text-underline-style="solid" style:text-underline-color="font-color"/>
    </style:style>
    <style:style style:name="T27_199" style:family="text"/>
    <style:style style:name="T27_200" style:family="text">
      <style:text-properties fo:color="#1155cc" style:text-underline-style="solid" style:text-underline-color="font-color"/>
    </style:style>
    <style:style style:name="T27_201" style:family="text"/>
    <style:style style:name="T27_202" style:family="text">
      <style:text-properties fo:color="#1155cc" style:text-underline-style="solid" style:text-underline-color="font-color"/>
    </style:style>
    <style:style style:name="T27_203" style:family="text"/>
    <style:style style:name="T27_204" style:family="text">
      <style:text-properties fo:color="#1155cc" style:text-underline-style="solid" style:text-underline-color="font-color"/>
    </style:style>
    <style:style style:name="T27_205" style:family="text"/>
    <style:style style:name="T27_206" style:family="text"/>
    <style:style style:name="T27_207" style:family="text"/>
    <style:style style:name="T27_208" style:family="text"/>
    <style:style style:name="T27_209" style:family="text"/>
    <style:style style:name="T27_210" style:family="text"/>
    <style:style style:name="T27_211" style:family="text"/>
    <style:style style:name="T27_212" style:family="text"/>
    <style:style style:name="T27_213" style:family="text"/>
    <style:style style:name="T27_214" style:family="text"/>
    <style:style style:name="T27_215" style:family="text"/>
    <style:style style:name="T27_216" style:family="text"/>
    <style:style style:name="T27_217" style:family="text"/>
    <style:style style:name="T27_218" style:family="text"/>
    <style:style style:name="T27_219" style:family="text"/>
    <style:style style:name="T27_220" style:family="text"/>
    <style:style style:name="T27_221" style:family="text"/>
    <style:style style:name="T27_222" style:family="text"/>
    <style:style style:name="T27_223" style:family="text"/>
    <style:style style:name="T27_224" style:family="text"/>
    <style:style style:name="T27_225" style:family="text"/>
    <style:style style:name="T27_226" style:family="text"/>
    <style:style style:name="T27_227" style:family="text"/>
    <style:style style:name="T27_228" style:family="text"/>
    <style:style style:name="T27_229" style:family="text"/>
    <style:style style:name="T27_230" style:family="text"/>
    <style:style style:name="T27_231" style:family="text"/>
    <style:style style:name="T27_232" style:family="text"/>
    <style:style style:name="T27_233" style:family="text"/>
    <style:style style:name="T27_234" style:family="text"/>
    <style:style style:name="T27_235" style:family="text"/>
    <style:style style:name="T27_236" style:family="text"/>
    <style:style style:name="T27_237" style:family="text"/>
    <style:style style:name="T27_238" style:family="text"/>
    <style:style style:name="T27_239" style:family="text"/>
    <style:style style:name="T27_240" style:family="text"/>
    <style:style style:name="T27_241" style:family="text"/>
    <style:style style:name="T27_242" style:family="text"/>
    <style:style style:name="T27_243" style:family="text"/>
    <style:style style:name="T27_244" style:family="text"/>
    <style:style style:name="T27_245" style:family="text"/>
    <style:style style:name="T27_246" style:family="text"/>
    <style:style style:name="T27_247" style:family="text"/>
    <style:style style:name="T27_248" style:family="text"/>
    <style:style style:name="T27_249" style:family="text">
      <style:text-properties fo:color="#1155cc" style:text-underline-style="solid" style:text-underline-color="font-color"/>
    </style:style>
    <style:style style:name="T27_250" style:family="text"/>
    <style:style style:name="T27_251" style:family="text">
      <style:text-properties fo:color="#1155cc" style:text-underline-style="solid" style:text-underline-color="font-color"/>
    </style:style>
    <style:style style:name="T27_252" style:family="text"/>
    <style:style style:name="T27_253" style:family="text">
      <style:text-properties fo:color="#1155cc" style:text-underline-style="solid" style:text-underline-color="font-color"/>
    </style:style>
    <style:style style:name="T27_254" style:family="text"/>
    <style:style style:name="T27_255" style:family="text">
      <style:text-properties fo:color="#1155cc" style:text-underline-style="solid" style:text-underline-color="font-color"/>
    </style:style>
    <style:style style:name="T27_256" style:family="text"/>
    <style:style style:name="T27_257" style:family="text">
      <style:text-properties fo:color="#1155cc" style:text-underline-style="solid" style:text-underline-color="font-color"/>
    </style:style>
    <style:style style:name="T27_258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T29_7" style:family="text">
      <style:text-properties fo:font-weight="bold" style:font-weight-asian="bold" style:font-weight-complex="bold"/>
    </style:style>
    <style:style style:name="T29_8" style:family="text">
      <style:text-properties fo:font-weight="bold" style:font-weight-asian="bold" style:font-weight-complex="bold"/>
    </style:style>
    <style:style style:name="T29_9" style:family="text">
      <style:text-properties fo:font-weight="bold" style:font-weight-asian="bold" style:font-weight-complex="bold"/>
    </style:style>
    <style:style style:name="T29_10" style:family="text">
      <style:text-properties fo:font-weight="bold" style:font-weight-asian="bold" style:font-weight-complex="bold"/>
    </style:style>
    <style:style style:name="T29_11" style:family="text">
      <style:text-properties fo:font-weight="bold" style:font-weight-asian="bold" style:font-weight-complex="bold"/>
    </style:style>
    <style:style style:name="T29_12" style:family="text">
      <style:text-properties fo:font-weight="bold" style:font-weight-asian="bold" style:font-weight-complex="bold"/>
    </style:style>
    <style:style style:name="T29_13" style:family="text">
      <style:text-properties fo:font-weight="bold" style:font-weight-asian="bold" style:font-weight-complex="bold"/>
    </style:style>
    <style:style style:name="T29_14" style:family="text">
      <style:text-properties fo:font-weight="bold" style:font-weight-asian="bold" style:font-weight-complex="bold"/>
    </style:style>
    <style:style style:name="T29_15" style:family="text">
      <style:text-properties fo:font-weight="bold" style:font-weight-asian="bold" style:font-weight-complex="bold"/>
    </style:style>
    <style:style style:name="T29_16" style:family="text">
      <style:text-properties fo:font-weight="bold" style:font-weight-asian="bold" style:font-weight-complex="bold"/>
    </style:style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>
      <style:text-properties fo:color="#1155cc" style:text-underline-style="solid" style:text-underline-color="font-color"/>
    </style:style>
    <style:style style:name="T29_22" style:family="text"/>
    <style:style style:name="T29_23" style:family="text">
      <style:text-properties fo:color="#1155cc" style:text-underline-style="solid" style:text-underline-color="font-color"/>
    </style:style>
    <style:style style:name="T29_24" style:family="text"/>
    <style:style style:name="T29_25" style:family="text">
      <style:text-properties fo:color="#1155cc" style:text-underline-style="solid" style:text-underline-color="font-color"/>
    </style:style>
    <style:style style:name="T29_26" style:family="text"/>
    <style:style style:name="T29_27" style:family="text">
      <style:text-properties fo:color="#1155cc" style:text-underline-style="solid" style:text-underline-color="font-color"/>
    </style:style>
    <style:style style:name="T29_28" style:family="text"/>
    <style:style style:name="T29_29" style:family="text">
      <style:text-properties fo:color="#1155cc" style:text-underline-style="solid" style:text-underline-color="font-color"/>
    </style:style>
    <style:style style:name="T29_30" style:family="text"/>
    <style:style style:name="T29_31" style:family="text">
      <style:text-properties fo:color="#1155cc" style:text-underline-style="solid" style:text-underline-color="font-color"/>
    </style:style>
    <style:style style:name="T29_32" style:family="text"/>
    <style:style style:name="T29_33" style:family="text">
      <style:text-properties fo:color="#1155cc" style:text-underline-style="solid" style:text-underline-color="font-color"/>
    </style:style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>
      <style:text-properties fo:color="#1155cc" style:text-underline-style="solid" style:text-underline-color="font-color"/>
    </style:style>
    <style:style style:name="T29_43" style:family="text"/>
    <style:style style:name="T29_44" style:family="text">
      <style:text-properties fo:color="#1155cc" style:text-underline-style="solid" style:text-underline-color="font-color"/>
    </style:style>
    <style:style style:name="T29_45" style:family="text"/>
    <style:style style:name="T29_46" style:family="text">
      <style:text-properties fo:color="#1155cc" style:text-underline-style="solid" style:text-underline-color="font-color"/>
    </style:style>
    <style:style style:name="T29_47" style:family="text"/>
    <style:style style:name="T29_48" style:family="text">
      <style:text-properties fo:color="#1155cc" style:text-underline-style="solid" style:text-underline-color="font-color"/>
    </style:style>
    <style:style style:name="T29_49" style:family="text"/>
    <style:style style:name="T29_50" style:family="text">
      <style:text-properties fo:color="#1155cc" style:text-underline-style="solid" style:text-underline-color="font-color"/>
    </style:style>
    <style:style style:name="T29_51" style:family="text"/>
    <style:style style:name="T29_52" style:family="text">
      <style:text-properties fo:color="#1155cc" style:text-underline-style="solid" style:text-underline-color="font-color"/>
    </style:style>
    <style:style style:name="T29_53" style:family="text"/>
    <style:style style:name="T29_54" style:family="text">
      <style:text-properties fo:color="#1155cc" style:text-underline-style="solid" style:text-underline-color="font-color"/>
    </style:style>
    <style:style style:name="T29_55" style:family="text"/>
    <style:style style:name="T29_56" style:family="text">
      <style:text-properties fo:color="#1155cc" style:text-underline-style="solid" style:text-underline-color="font-color"/>
    </style:style>
    <style:style style:name="T29_57" style:family="text"/>
    <style:style style:name="T29_58" style:family="text">
      <style:text-properties fo:color="#1155cc" style:text-underline-style="solid" style:text-underline-color="font-color"/>
    </style:style>
    <style:style style:name="T29_59" style:family="text"/>
    <style:style style:name="T29_60" style:family="text">
      <style:text-properties fo:color="#1155cc" style:text-underline-style="solid" style:text-underline-color="font-color"/>
    </style:style>
    <style:style style:name="T29_61" style:family="text"/>
    <style:style style:name="T29_62" style:family="text">
      <style:text-properties fo:color="#1155cc" style:text-underline-style="solid" style:text-underline-color="font-color"/>
    </style:style>
    <style:style style:name="T29_63" style:family="text"/>
    <style:style style:name="T29_64" style:family="text">
      <style:text-properties fo:color="#1155cc" style:text-underline-style="solid" style:text-underline-color="font-color"/>
    </style:style>
    <style:style style:name="T29_65" style:family="text"/>
    <style:style style:name="T29_66" style:family="text">
      <style:text-properties fo:color="#1155cc" style:text-underline-style="solid" style:text-underline-color="font-color"/>
    </style:style>
    <style:style style:name="T29_67" style:family="text"/>
    <style:style style:name="T29_68" style:family="text">
      <style:text-properties fo:color="#1155cc" style:text-underline-style="solid" style:text-underline-color="font-color"/>
    </style:style>
    <style:style style:name="T29_69" style:family="text"/>
    <style:style style:name="T29_70" style:family="text">
      <style:text-properties fo:color="#1155cc" style:text-underline-style="solid" style:text-underline-color="font-color"/>
    </style:style>
    <style:style style:name="T29_71" style:family="text"/>
    <style:style style:name="T29_72" style:family="text">
      <style:text-properties fo:color="#1155cc" style:text-underline-style="solid" style:text-underline-color="font-color"/>
    </style:style>
    <style:style style:name="T29_73" style:family="text"/>
    <style:style style:name="T29_74" style:family="text">
      <style:text-properties fo:color="#1155cc" style:text-underline-style="solid" style:text-underline-color="font-color"/>
    </style:style>
    <style:style style:name="T29_75" style:family="text"/>
    <style:style style:name="T29_76" style:family="text">
      <style:text-properties fo:color="#1155cc" style:text-underline-style="solid" style:text-underline-color="font-color"/>
    </style:style>
    <style:style style:name="T29_77" style:family="text"/>
    <style:style style:name="T29_78" style:family="text">
      <style:text-properties fo:color="#1155cc" style:text-underline-style="solid" style:text-underline-color="font-color"/>
    </style:style>
    <style:style style:name="T29_79" style:family="text"/>
    <style:style style:name="T29_80" style:family="text">
      <style:text-properties fo:color="#1155cc" style:text-underline-style="solid" style:text-underline-color="font-color"/>
    </style:style>
    <style:style style:name="T29_81" style:family="text"/>
    <style:style style:name="T29_82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h3jsxme7rovm"/><text:bookmark-end text:name="h.h3jsxme7rovm"/><text:span text:style-name="T1_1">QUIC</text:span><text:span text:style-name="T1_2"><text:s/></text:span><text:span text:style-name="T1_3">Geek</text:span><text:span text:style-name="T1_4"><text:s/></text:span><text:span text:style-name="T1_5">FAQ</text:span><text:span text:style-name="T1_6"><text:s/>(</text:span><text:span text:style-name="T1_7">for</text:span><text:span text:style-name="T1_8"><text:s/></text:span><text:span text:style-name="T1_9">folks</text:span><text:span text:style-name="T1_10"><text:s/></text:span><text:span text:style-name="T1_11">that</text:span><text:span text:style-name="T1_12"><text:s/></text:span><text:span text:style-name="T1_13">know</text:span><text:span text:style-name="T1_14"><text:s/></text:span><text:span text:style-name="T1_15">about</text:span><text:span text:style-name="T1_16"><text:s/></text:span><text:span text:style-name="T1_17">UDP</text:span><text:span text:style-name="T1_18">,<text:s/></text:span><text:span text:style-name="T1_19">TCP</text:span><text:span text:style-name="T1_20">,<text:s/></text:span><text:span text:style-name="T1_21">SPDY</text:span><text:span text:style-name="T1_22">,<text:s/></text:span><text:span text:style-name="T1_23">and</text:span><text:span text:style-name="T1_24"><text:s/></text:span><text:span text:style-name="T1_25">stuff</text:span><text:span text:style-name="T1_26"><text:s/></text:span><text:span text:style-name="T1_27">like</text:span><text:span text:style-name="T1_28"><text:s/></text:span><text:span text:style-name="T1_29">that</text:span><text:span text:style-name="T1_30">)</text:span></text:h>
      <text:p text:style-name="P2"/>
      <text:p text:style-name="P3"><text:span text:style-name="T3_1">What</text:span><text:span text:style-name="T3_2"><text:s/></text:span><text:span text:style-name="T3_3">is</text:span><text:span text:style-name="T3_4"><text:s/></text:span><text:span text:style-name="T3_5">QUIC</text:span><text:span text:style-name="T3_6">?<text:s text:c="2"/></text:span><text:span text:style-name="T3_7">QUIC</text:span><text:span text:style-name="T3_8"><text:s/></text:span><text:span text:style-name="T3_9">is</text:span><text:span text:style-name="T3_10"><text:s/></text:span><text:span text:style-name="T3_11">the</text:span><text:span text:style-name="T3_12"><text:s/></text:span><text:span text:style-name="T3_13">name</text:span><text:span text:style-name="T3_14"><text:s/></text:span><text:span text:style-name="T3_15">for</text:span><text:span text:style-name="T3_16"><text:s/></text:span><text:span text:style-name="T3_17">a</text:span><text:span text:style-name="T3_18"><text:s/></text:span><text:span text:style-name="T3_19">new</text:span><text:span text:style-name="T3_20"><text:s/></text:span><text:span text:style-name="T3_21">experimental</text:span><text:span text:style-name="T3_22"><text:s/></text:span><text:span text:style-name="T3_23">protocol</text:span><text:span text:style-name="T3_24">,</text:span><text:span text:style-name="T3_25"><text:s/></text:span><text:span text:style-name="T3_26">and</text:span><text:span text:style-name="T3_27"><text:s/></text:span><text:span text:style-name="T3_28">it</text:span><text:span text:style-name="T3_29"><text:s/></text:span><text:span text:style-name="T3_30">stands</text:span><text:span text:style-name="T3_31"><text:s/></text:span><text:span text:style-name="T3_32">for</text:span><text:span text:style-name="T3_33"><text:s/></text:span><text:span text:style-name="T3_34">Quick</text:span><text:span text:style-name="T3_35"><text:s/></text:span><text:span text:style-name="T3_36">UDP</text:span><text:span text:style-name="T3_37"><text:s/></text:span><text:span text:style-name="T3_38">Internet</text:span><text:span text:style-name="T3_39"><text:s/></text:span><text:span text:style-name="T3_40">Connection</text:span><text:span text:style-name="T3_41">.<text:s text:c="2"/></text:span><text:span text:style-name="T3_42">The</text:span><text:span text:style-name="T3_43"><text:s/></text:span><text:span text:style-name="T3_44">protocol</text:span><text:span text:style-name="T3_45"><text:s/></text:span><text:span text:style-name="T3_46">supports</text:span><text:span text:style-name="T3_47"><text:s/></text:span><text:span text:style-name="T3_48">a</text:span><text:span text:style-name="T3_49"><text:s/></text:span><text:span text:style-name="T3_50">set</text:span><text:span text:style-name="T3_51"><text:s/></text:span><text:span text:style-name="T3_52">multiplexed</text:span><text:span text:style-name="T3_53"><text:s/></text:span><text:span text:style-name="T3_54">connections</text:span><text:span text:style-name="T3_55"><text:s/></text:span><text:span text:style-name="T3_56">over</text:span><text:span text:style-name="T3_57"><text:s/></text:span><text:span text:style-name="T3_58">UDP</text:span><text:span text:style-name="T3_59">,<text:s/></text:span><text:span text:style-name="T3_60">and</text:span><text:span text:style-name="T3_61"><text:s/></text:span><text:span text:style-name="T3_62">was</text:span><text:span text:style-name="T3_63"><text:s/></text:span><text:span text:style-name="T3_64">designed</text:span><text:span text:style-name="T3_65"><text:s/></text:span><text:span text:style-name="T3_66">to</text:span><text:span text:style-name="T3_67"><text:s/></text:span><text:span text:style-name="T3_68">provide</text:span><text:span text:style-name="T3_69"><text:s/></text:span><text:span text:style-name="T3_70">security</text:span><text:span text:style-name="T3_71"><text:s/></text:span><text:span text:style-name="T3_72">protection</text:span><text:span text:style-name="T3_73"><text:s/></text:span><text:span text:style-name="T3_74">equivalent</text:span><text:span text:style-name="T3_75"><text:s/></text:span><text:span text:style-name="T3_76">to</text:span><text:span text:style-name="T3_77"><text:s/></text:span><text:span text:style-name="T3_78">TLS</text:span><text:span text:style-name="T3_79">/</text:span><text:span text:style-name="T3_80">SSL</text:span><text:span text:style-name="T3_81">,<text:s/></text:span><text:span text:style-name="T3_82">along</text:span><text:span text:style-name="T3_83"><text:s/></text:span><text:span text:style-name="T3_84">with</text:span><text:span text:style-name="T3_85"><text:s/></text:span><text:span text:style-name="T3_86">reduced</text:span><text:span text:style-name="T3_87"><text:s/></text:span><text:span text:style-name="T3_88">connection</text:span><text:span text:style-name="T3_89"><text:s/></text:span><text:span text:style-name="T3_90">and</text:span><text:span text:style-name="T3_91"><text:s/></text:span><text:span text:style-name="T3_92">transport</text:span><text:span text:style-name="T3_93"><text:s/></text:span><text:span text:style-name="T3_94">latency</text:span><text:span text:style-name="T3_95">.<text:s/></text:span><text:span text:style-name="T3_96">An</text:span><text:span text:style-name="T3_97"><text:s/></text:span><text:span text:style-name="T3_98">experimental</text:span><text:span text:style-name="T3_99"><text:s/></text:span><text:span text:style-name="T3_100">implementation</text:span><text:span text:style-name="T3_101"><text:s/></text:span><text:span text:style-name="T3_102">is</text:span><text:span text:style-name="T3_103"><text:s/></text:span><text:span text:style-name="T3_104">being</text:span><text:span text:style-name="T3_105"><text:s/></text:span><text:span text:style-name="T3_106">put</text:span><text:span text:style-name="T3_107"><text:s/></text:span><text:span text:style-name="T3_108">in</text:span><text:span text:style-name="T3_109"><text:s/></text:span><text:span text:style-name="T3_110">place</text:span><text:span text:style-name="T3_111"><text:s/></text:span><text:span text:style-name="T3_112">in</text:span><text:span text:style-name="T3_113"><text:s/></text:span><text:span text:style-name="T3_114">Chrome</text:span><text:span text:style-name="T3_115"><text:s/></text:span><text:span text:style-name="T3_116">by</text:span><text:span text:style-name="T3_117"><text:s/></text:span><text:span text:style-name="T3_118">a</text:span><text:span text:style-name="T3_119"><text:s/></text:span><text:span text:style-name="T3_120">team</text:span><text:span text:style-name="T3_121"><text:s/></text:span><text:span text:style-name="T3_122">of</text:span><text:span text:style-name="T3_123"><text:s/></text:span><text:span text:style-name="T3_124">engineers</text:span><text:span text:style-name="T3_125"><text:s/></text:span><text:span text:style-name="T3_126">at</text:span><text:span text:style-name="T3_127"><text:s/></text:span><text:span text:style-name="T3_128">Google</text:span><text:span text:style-name="T3_129">.</text:span></text:p>
      <text:p text:style-name="P4"/>
      <text:p text:style-name="P5"><text:span text:style-name="T5_1">What</text:span><text:span text:style-name="T5_2"><text:s/></text:span><text:span text:style-name="T5_3">are</text:span><text:span text:style-name="T5_4"><text:s/></text:span><text:span text:style-name="T5_5">some</text:span><text:span text:style-name="T5_6"><text:s/></text:span><text:span text:style-name="T5_7">of</text:span><text:span text:style-name="T5_8"><text:s/></text:span><text:span text:style-name="T5_9">the</text:span><text:span text:style-name="T5_10"><text:s/></text:span><text:span text:style-name="T5_11">distinctive</text:span><text:span text:style-name="T5_12"><text:s/></text:span><text:span text:style-name="T5_13">techniques</text:span><text:span text:style-name="T5_14"><text:s/></text:span><text:span text:style-name="T5_15">being</text:span><text:span text:style-name="T5_16"><text:s/></text:span><text:span text:style-name="T5_17">tested</text:span><text:span text:style-name="T5_18"><text:s/></text:span><text:span text:style-name="T5_19">in</text:span><text:span text:style-name="T5_20"><text:s/></text:span><text:span text:style-name="T5_21">QUIC</text:span><text:span text:style-name="T5_22">?<text:s/></text:span><text:span text:style-name="T5_23"><text:s/></text:span><text:span text:style-name="T5_24">QUIC</text:span><text:span text:style-name="T5_25"><text:s/></text:span><text:span text:style-name="T5_26">will</text:span><text:span text:style-name="T5_27"><text:s/></text:span><text:span text:style-name="T5_28">employ</text:span><text:span text:style-name="T5_29"><text:s/></text:span><text:span text:style-name="T5_30">bandwidth</text:span><text:span text:style-name="T5_31"><text:s/></text:span><text:span text:style-name="T5_32">estimation</text:span><text:span text:style-name="T5_33"><text:s/></text:span><text:span text:style-name="T5_34">in</text:span><text:span text:style-name="T5_35"><text:s/></text:span><text:span text:style-name="T5_36">each</text:span><text:span text:style-name="T5_37"><text:s/></text:span><text:span text:style-name="T5_38">direction</text:span><text:span text:style-name="T5_39"><text:s/></text:span><text:span text:style-name="T5_40">into</text:span><text:span text:style-name="T5_41"><text:s/></text:span><text:span text:style-name="T5_42">congestion</text:span><text:span text:style-name="T5_43"><text:s/></text:span><text:span text:style-name="T5_44">avoidance</text:span><text:span text:style-name="T5_45">,<text:s/></text:span><text:span text:style-name="T5_46">and</text:span><text:span text:style-name="T5_47"><text:s/></text:span><text:span text:style-name="T5_48">then</text:span><text:span text:style-name="T5_49"><text:s/></text:span><text:span text:style-name="T5_50">pace</text:span><text:span text:style-name="T5_51"><text:s/></text:span><text:span text:style-name="T5_52">packet</text:span><text:span text:style-name="T5_53"><text:s/></text:span><text:span text:style-name="T5_54">transmissions</text:span><text:span text:style-name="T5_55"><text:s/></text:span><text:span text:style-name="T5_56">evenly</text:span><text:span text:style-name="T5_57"><text:s/></text:span><text:span text:style-name="T5_58">to</text:span><text:span text:style-name="T5_59"><text:s/></text:span><text:span text:style-name="T5_60">reduce</text:span><text:span text:style-name="T5_61"><text:s/></text:span><text:span text:style-name="T5_62">packet</text:span><text:span text:style-name="T5_63"><text:s/></text:span><text:span text:style-name="T5_64">loss</text:span><text:span text:style-name="T5_65">.<text:s text:c="2"/></text:span><text:span text:style-name="T5_66">It</text:span><text:span text:style-name="T5_67"><text:s/></text:span><text:span text:style-name="T5_68">will</text:span><text:span text:style-name="T5_69"><text:s/></text:span><text:span text:style-name="T5_70">also</text:span><text:span text:style-name="T5_71"><text:s/></text:span><text:span text:style-name="T5_72">use</text:span><text:span text:style-name="T5_73"><text:s/></text:span><text:span text:style-name="T5_74">packet</text:span><text:span text:style-name="T5_75">-</text:span><text:span text:style-name="T5_76">level</text:span><text:span text:style-name="T5_77"><text:s/></text:span><text:span text:style-name="T5_78">error</text:span><text:span text:style-name="T5_79"><text:s/></text:span><text:span text:style-name="T5_80">correction</text:span><text:span text:style-name="T5_81"><text:s/></text:span><text:span text:style-name="T5_82">codes</text:span><text:span text:style-name="T5_83"><text:s/></text:span><text:span text:style-name="T5_84">to</text:span><text:span text:style-name="T5_85"><text:s/></text:span><text:span text:style-name="T5_86">reduce</text:span><text:span text:style-name="T5_87"><text:s/></text:span><text:span text:style-name="T5_88">the</text:span><text:span text:style-name="T5_89"><text:s/></text:span><text:span text:style-name="T5_90">need</text:span><text:span text:style-name="T5_91"><text:s/></text:span><text:span text:style-name="T5_92">to</text:span><text:span text:style-name="T5_93"><text:s/></text:span><text:span text:style-name="T5_94">retransmit</text:span><text:span text:style-name="T5_95"><text:s/></text:span><text:span text:style-name="T5_96">lost</text:span><text:span text:style-name="T5_97"><text:s/></text:span><text:span text:style-name="T5_98">packet</text:span><text:span text:style-name="T5_99"><text:s/></text:span><text:span text:style-name="T5_100">data</text:span><text:span text:style-name="T5_101">.<text:s text:c="2"/></text:span><text:span text:style-name="T5_102">QUIC</text:span><text:span text:style-name="T5_103"><text:s/></text:span><text:span text:style-name="T5_104">aligns</text:span><text:span text:style-name="T5_105"><text:s/></text:span><text:span text:style-name="T5_106">cryptographic</text:span><text:span text:style-name="T5_107"><text:s/></text:span><text:span text:style-name="T5_108">block</text:span><text:span text:style-name="T5_109"><text:s/></text:span><text:span text:style-name="T5_110">boundaries</text:span><text:span text:style-name="T5_111"><text:s/></text:span><text:span text:style-name="T5_112">with</text:span><text:span text:style-name="T5_113"><text:s/></text:span><text:span text:style-name="T5_114">packet</text:span><text:span text:style-name="T5_115"><text:s/></text:span><text:span text:style-name="T5_116">boundaries</text:span><text:span text:style-name="T5_117">,<text:s/></text:span><text:span text:style-name="T5_118">so</text:span><text:span text:style-name="T5_119"><text:s/></text:span><text:span text:style-name="T5_120">that</text:span><text:span text:style-name="T5_121"><text:s/></text:span><text:span text:style-name="T5_122">packet</text:span><text:span text:style-name="T5_123"><text:s/></text:span><text:span text:style-name="T5_124">loss</text:span><text:span text:style-name="T5_125"><text:s/></text:span><text:span text:style-name="T5_126">impact</text:span><text:span text:style-name="T5_127"><text:s/></text:span><text:span text:style-name="T5_128">is</text:span><text:span text:style-name="T5_129"><text:s/></text:span><text:span text:style-name="T5_130">further</text:span><text:span text:style-name="T5_131"><text:s/></text:span><text:span text:style-name="T5_132">contained</text:span><text:span text:style-name="T5_133">.<text:s/></text:span></text:p>
      <text:p text:style-name="P6"/>
      <text:p text:style-name="P7"><text:span text:style-name="T7_1">Doesn</text:span><text:span text:style-name="T7_2">’</text:span><text:span text:style-name="T7_3">t</text:span><text:span text:style-name="T7_4"><text:s/></text:span><text:span text:style-name="T7_5">SPDY</text:span><text:span text:style-name="T7_6"><text:s/></text:span><text:span text:style-name="T7_7">already</text:span><text:span text:style-name="T7_8"><text:s/></text:span><text:span text:style-name="T7_9">provide</text:span><text:span text:style-name="T7_10"><text:s/></text:span><text:span text:style-name="T7_11">multiplexed</text:span><text:span text:style-name="T7_12"><text:s/></text:span><text:span text:style-name="T7_13">connections</text:span><text:span text:style-name="T7_14"><text:s/></text:span><text:span text:style-name="T7_15">over</text:span><text:span text:style-name="T7_16"><text:s/></text:span><text:span text:style-name="T7_17">SSL</text:span><text:span text:style-name="T7_18">?<text:s/></text:span><text:span text:style-name="T7_19"><text:s/></text:span><text:span text:style-name="T7_20">Yes</text:span><text:span text:style-name="T7_21">,<text:s/></text:span><text:span text:style-name="T7_22">but</text:span><text:span text:style-name="T7_23"><text:s/></text:span><text:span text:style-name="T7_24">SPDY</text:span><text:span text:style-name="T7_25"><text:s/></text:span><text:span text:style-name="T7_26">currently</text:span><text:span text:style-name="T7_27"><text:s/></text:span><text:span text:style-name="T7_28">runs</text:span><text:span text:style-name="T7_29"><text:s/></text:span><text:span text:style-name="T7_30">across</text:span><text:span text:style-name="T7_31"><text:s/></text:span><text:span text:style-name="T7_32">TCP</text:span><text:span text:style-name="T7_33">,<text:s/></text:span><text:span text:style-name="T7_34">and</text:span><text:span text:style-name="T7_35"><text:s/></text:span><text:span text:style-name="T7_36">that</text:span><text:span text:style-name="T7_37"><text:s/></text:span><text:span text:style-name="T7_38">induces</text:span><text:span text:style-name="T7_39"><text:s/></text:span><text:span text:style-name="T7_40">some</text:span><text:span text:style-name="T7_41"><text:s/></text:span><text:span text:style-name="T7_42">undesirable</text:span><text:span text:style-name="T7_43"><text:s/></text:span><text:span text:style-name="T7_44">latency</text:span><text:span text:style-name="T7_45"><text:s/></text:span><text:span text:style-name="T7_46">costs</text:span><text:span text:style-name="T7_47"><text:s/>(</text:span><text:span text:style-name="T7_48">even</text:span><text:span text:style-name="T7_49"><text:s/></text:span><text:span text:style-name="T7_50">though</text:span><text:span text:style-name="T7_51"><text:s/></text:span><text:span text:style-name="T7_52">SPDY</text:span><text:span text:style-name="T7_53"><text:s/></text:span><text:span text:style-name="T7_54">is</text:span><text:span text:style-name="T7_55"><text:s/></text:span><text:span text:style-name="T7_56">already</text:span><text:span text:style-name="T7_57"><text:s/></text:span><text:span text:style-name="T7_58">producing</text:span><text:span text:style-name="T7_59"><text:s/></text:span><text:span text:style-name="T7_60">lower</text:span><text:span text:style-name="T7_61"><text:s/></text:span><text:span text:style-name="T7_62">latency</text:span><text:span text:style-name="T7_63"><text:s/></text:span><text:span text:style-name="T7_64">results</text:span><text:span text:style-name="T7_65"><text:s/></text:span><text:span text:style-name="T7_66">than</text:span><text:span text:style-name="T7_67"><text:s/></text:span><text:span text:style-name="T7_68">traditional</text:span><text:span text:style-name="T7_69"><text:s/></text:span><text:span text:style-name="T7_70">HTTP</text:span><text:span text:style-name="T7_71"><text:s/></text:span><text:span text:style-name="T7_72">over</text:span><text:span text:style-name="T7_73"><text:s/></text:span><text:span text:style-name="T7_74">TCP</text:span><text:span text:style-name="T7_75">).</text:span></text:p>
      <text:p text:style-name="P8"/>
      <text:p text:style-name="P9"><text:span text:style-name="T9_1">Why</text:span><text:span text:style-name="T9_2"><text:s/></text:span><text:span text:style-name="T9_3">isn</text:span><text:span text:style-name="T9_4">’</text:span><text:span text:style-name="T9_5">t</text:span><text:span text:style-name="T9_6"><text:s/></text:span><text:span text:style-name="T9_7">SPDY</text:span><text:span text:style-name="T9_8"><text:s/></text:span><text:span text:style-name="T9_9">over</text:span><text:span text:style-name="T9_10"><text:s/></text:span><text:span text:style-name="T9_11">TCP</text:span><text:span text:style-name="T9_12"><text:s/></text:span><text:span text:style-name="T9_13">good</text:span><text:span text:style-name="T9_14"><text:s/></text:span><text:span text:style-name="T9_15">enough</text:span><text:span text:style-name="T9_16">?<text:s/></text:span><text:span text:style-name="T9_17"><text:s/></text:span><text:span text:style-name="T9_18">A</text:span><text:span text:style-name="T9_19"><text:s/></text:span><text:span text:style-name="T9_20">single</text:span><text:span text:style-name="T9_21"><text:s/></text:span><text:span text:style-name="T9_22">lost</text:span><text:span text:style-name="T9_23"><text:s/></text:span><text:span text:style-name="T9_24">packet</text:span><text:span text:style-name="T9_25"><text:s/></text:span><text:span text:style-name="T9_26">in</text:span><text:span text:style-name="T9_27"><text:s/></text:span><text:span text:style-name="T9_28">an</text:span><text:span text:style-name="T9_29"><text:s/></text:span><text:span text:style-name="T9_30">underlying</text:span><text:span text:style-name="T9_31"><text:s/></text:span><text:span text:style-name="T9_32">TCP</text:span><text:span text:style-name="T9_33"><text:s/></text:span><text:span text:style-name="T9_34">connection</text:span><text:span text:style-name="T9_35"><text:s/></text:span><text:span text:style-name="T9_36">stalls</text:span><text:span text:style-name="T9_37"><text:s/></text:span><text:span text:style-name="T9_38">all</text:span><text:span text:style-name="T9_39"><text:s/></text:span><text:span text:style-name="T9_40">of</text:span><text:span text:style-name="T9_41"><text:s/></text:span><text:span text:style-name="T9_42">the</text:span><text:span text:style-name="T9_43"><text:s/></text:span><text:span text:style-name="T9_44">multiplexed</text:span><text:span text:style-name="T9_45"><text:s/></text:span><text:span text:style-name="T9_46">SPDY</text:span><text:span text:style-name="T9_47"><text:s/></text:span><text:span text:style-name="T9_48">streams</text:span><text:span text:style-name="T9_49"><text:s/></text:span><text:span text:style-name="T9_50">over</text:span><text:span text:style-name="T9_51"><text:s/></text:span><text:span text:style-name="T9_52">that</text:span><text:span text:style-name="T9_53"><text:s/></text:span><text:span text:style-name="T9_54">connection</text:span><text:span text:style-name="T9_55">.<text:s/></text:span><text:span text:style-name="T9_56">By</text:span><text:span text:style-name="T9_57"><text:s/></text:span><text:span text:style-name="T9_58">comparison</text:span><text:span text:style-name="T9_59">,<text:s/></text:span><text:span text:style-name="T9_60">a</text:span><text:span text:style-name="T9_61"><text:s/></text:span><text:span text:style-name="T9_62">single</text:span><text:span text:style-name="T9_63"><text:s/></text:span><text:span text:style-name="T9_64">lost</text:span><text:span text:style-name="T9_65"><text:s/></text:span><text:span text:style-name="T9_66">packet</text:span><text:span text:style-name="T9_67"><text:s/></text:span><text:span text:style-name="T9_68">for</text:span><text:span text:style-name="T9_69"><text:s/></text:span><text:span text:style-name="T9_70">X</text:span><text:span text:style-name="T9_71"><text:s/></text:span><text:span text:style-name="T9_72">parallel</text:span><text:span text:style-name="T9_73"><text:s/></text:span><text:span text:style-name="T9_74">HTTP</text:span><text:span text:style-name="T9_75"><text:s/></text:span><text:span text:style-name="T9_76">connections</text:span><text:span text:style-name="T9_77"><text:s/></text:span><text:span text:style-name="T9_78">will</text:span><text:span text:style-name="T9_79"><text:s/></text:span><text:span text:style-name="T9_80">only</text:span><text:span text:style-name="T9_81"><text:s/></text:span><text:span text:style-name="T9_82">stall</text:span><text:span text:style-name="T9_83"><text:s/>1<text:s/></text:span><text:span text:style-name="T9_84">out</text:span><text:span text:style-name="T9_85"><text:s/></text:span><text:span text:style-name="T9_86">of</text:span><text:span text:style-name="T9_87"><text:s/></text:span><text:span text:style-name="T9_88">X</text:span><text:span text:style-name="T9_89"><text:s/></text:span><text:span text:style-name="T9_90">connections</text:span><text:span text:style-name="T9_91">.<text:s/></text:span><text:span text:style-name="T9_92">With</text:span><text:span text:style-name="T9_93"><text:s/></text:span><text:span text:style-name="T9_94">UDP</text:span><text:span text:style-name="T9_95">,<text:s/></text:span><text:span text:style-name="T9_96">QUIC</text:span><text:span text:style-name="T9_97"><text:s/></text:span><text:span text:style-name="T9_98">can</text:span><text:span text:style-name="T9_99"><text:s/></text:span><text:span text:style-name="T9_100">support</text:span><text:span text:style-name="T9_101"><text:s/></text:span><text:span text:style-name="T9_102">out</text:span><text:span text:style-name="T9_103">-</text:span><text:span text:style-name="T9_104">of</text:span><text:span text:style-name="T9_105">-</text:span><text:span text:style-name="T9_106">order</text:span><text:span text:style-name="T9_107"><text:s/></text:span><text:span text:style-name="T9_108">delivery</text:span><text:span text:style-name="T9_109">,<text:s/></text:span><text:span text:style-name="T9_110">so</text:span><text:span text:style-name="T9_111"><text:s/></text:span><text:span text:style-name="T9_112">that</text:span><text:span text:style-name="T9_113"><text:s/></text:span><text:span text:style-name="T9_114">a</text:span><text:span text:style-name="T9_115"><text:s/></text:span><text:span text:style-name="T9_116">lost</text:span><text:span text:style-name="T9_117"><text:s/></text:span><text:span text:style-name="T9_118">packet</text:span><text:span text:style-name="T9_119"><text:s/></text:span><text:span text:style-name="T9_120">will</text:span><text:span text:style-name="T9_121"><text:s/></text:span><text:span text:style-name="T9_122">typically</text:span><text:span text:style-name="T9_123"><text:s/></text:span><text:span text:style-name="T9_124">impact</text:span><text:span text:style-name="T9_125"><text:s/>(</text:span><text:span text:style-name="T9_126">stall</text:span><text:span text:style-name="T9_127">)<text:s/></text:span><text:span text:style-name="T9_128">at</text:span><text:span text:style-name="T9_129"><text:s/></text:span><text:span text:style-name="T9_130">most</text:span><text:span text:style-name="T9_131"><text:s/></text:span><text:span text:style-name="T9_132">one</text:span><text:span text:style-name="T9_133"><text:s/></text:span><text:span text:style-name="T9_134">stream</text:span><text:span text:style-name="T9_135">.<text:s/></text:span><text:span text:style-name="T9_136">TCP</text:span><text:span text:style-name="T9_137">’</text:span><text:span text:style-name="T9_138">s</text:span><text:span text:style-name="T9_139"><text:s/></text:span><text:span text:style-name="T9_140">congestion</text:span><text:span text:style-name="T9_141"><text:s/></text:span><text:span text:style-name="T9_142">avoidance</text:span><text:span text:style-name="T9_143"><text:s/></text:span><text:span text:style-name="T9_144">via</text:span><text:span text:style-name="T9_145"><text:s/></text:span><text:span text:style-name="T9_146">a</text:span><text:span text:style-name="T9_147"><text:s/></text:span><text:span text:style-name="T9_148">single</text:span><text:span text:style-name="T9_149"><text:s/></text:span><text:span text:style-name="T9_150">congestion</text:span><text:span text:style-name="T9_151"><text:s/></text:span><text:span text:style-name="T9_152">window</text:span><text:span text:style-name="T9_153"><text:s/></text:span><text:span text:style-name="T9_154">also</text:span><text:span text:style-name="T9_155"><text:s/></text:span><text:span text:style-name="T9_156">puts</text:span><text:span text:style-name="T9_157"><text:s/></text:span><text:span text:style-name="T9_158">SPDY</text:span><text:span text:style-name="T9_159"><text:s/></text:span><text:span text:style-name="T9_160">at</text:span><text:span text:style-name="T9_161"><text:s/></text:span><text:span text:style-name="T9_162">a</text:span><text:span text:style-name="T9_163"><text:s/></text:span><text:span text:style-name="T9_164">disadvantage</text:span><text:span text:style-name="T9_165"><text:s/></text:span><text:span text:style-name="T9_166">over</text:span><text:span text:style-name="T9_167"><text:s/></text:span><text:span text:style-name="T9_168">TCP</text:span><text:span text:style-name="T9_169"><text:s/></text:span><text:span text:style-name="T9_170">when</text:span><text:span text:style-name="T9_171"><text:s/></text:span><text:span text:style-name="T9_172">compared</text:span><text:span text:style-name="T9_173"><text:s/></text:span><text:span text:style-name="T9_174">to</text:span><text:span text:style-name="T9_175"><text:s/></text:span><text:span text:style-name="T9_176">several</text:span><text:span text:style-name="T9_177"><text:s/></text:span><text:span text:style-name="T9_178">HTTP</text:span><text:span text:style-name="T9_179"><text:s/></text:span><text:span text:style-name="T9_180">connections</text:span><text:span text:style-name="T9_181">,<text:s/></text:span><text:span text:style-name="T9_182">each</text:span><text:span text:style-name="T9_183"><text:s/></text:span><text:span text:style-name="T9_184">with</text:span><text:span text:style-name="T9_185"><text:s/></text:span><text:span text:style-name="T9_186">a</text:span><text:span text:style-name="T9_187"><text:s/></text:span><text:span text:style-name="T9_188">separate</text:span><text:span text:style-name="T9_189"><text:s/></text:span><text:span text:style-name="T9_190">congestion</text:span><text:span text:style-name="T9_191"><text:s/></text:span><text:span text:style-name="T9_192">window</text:span><text:span text:style-name="T9_193">.<text:s/></text:span><text:span text:style-name="T9_194">Separate</text:span><text:span text:style-name="T9_195"><text:s/></text:span><text:span text:style-name="T9_196">congestion</text:span><text:span text:style-name="T9_197"><text:s/></text:span><text:span text:style-name="T9_198">windows</text:span><text:span text:style-name="T9_199"><text:s/></text:span><text:span text:style-name="T9_200">are</text:span><text:span text:style-name="T9_201"><text:s/></text:span><text:span text:style-name="T9_202">not</text:span><text:span text:style-name="T9_203"><text:s/></text:span><text:span text:style-name="T9_204">impacted</text:span><text:span text:style-name="T9_205"><text:s/></text:span><text:span text:style-name="T9_206">as</text:span><text:span text:style-name="T9_207"><text:s/></text:span><text:span text:style-name="T9_208">much</text:span><text:span text:style-name="T9_209"><text:s/></text:span><text:span text:style-name="T9_210">by</text:span><text:span text:style-name="T9_211"><text:s/></text:span><text:span text:style-name="T9_212">a</text:span><text:span text:style-name="T9_213"><text:s/></text:span><text:span text:style-name="T9_214">packet</text:span><text:span text:style-name="T9_215"><text:s/></text:span><text:span text:style-name="T9_216">loss</text:span><text:span text:style-name="T9_217">,<text:s/></text:span><text:span text:style-name="T9_218">and</text:span><text:span text:style-name="T9_219"><text:s/></text:span><text:span text:style-name="T9_220">we</text:span><text:span text:style-name="T9_221"><text:s/></text:span><text:span text:style-name="T9_222">hope</text:span><text:span text:style-name="T9_223"><text:s/></text:span><text:span text:style-name="T9_224">that</text:span><text:span text:style-name="T9_225"><text:s/></text:span><text:span text:style-name="T9_226">QUIC</text:span><text:span text:style-name="T9_227"><text:s/></text:span><text:span text:style-name="T9_228">will</text:span><text:span text:style-name="T9_229"><text:s/></text:span><text:span text:style-name="T9_230">be</text:span><text:span text:style-name="T9_231"><text:s/></text:span><text:span text:style-name="T9_232">able</text:span><text:span text:style-name="T9_233"><text:s/></text:span><text:span text:style-name="T9_234">to</text:span><text:span text:style-name="T9_235"><text:s/></text:span><text:span text:style-name="T9_236">more</text:span><text:span text:style-name="T9_237"><text:s/></text:span><text:span text:style-name="T9_238">equitably</text:span><text:span text:style-name="T9_239"><text:s/></text:span><text:span text:style-name="T9_240">handle</text:span><text:span text:style-name="T9_241"><text:s/></text:span><text:span text:style-name="T9_242">congestion</text:span><text:span text:style-name="T9_243"><text:s/></text:span><text:span text:style-name="T9_244">for</text:span><text:span text:style-name="T9_245"><text:s/></text:span><text:span text:style-name="T9_246">a</text:span><text:span text:style-name="T9_247"><text:s/></text:span><text:span text:style-name="T9_248">set</text:span><text:span text:style-name="T9_249"><text:s/></text:span><text:span text:style-name="T9_250">of</text:span><text:span text:style-name="T9_251"><text:s/></text:span><text:span text:style-name="T9_252">multiplexed</text:span><text:span text:style-name="T9_253"><text:s/></text:span><text:span text:style-name="T9_254">connections</text:span><text:span text:style-name="T9_255">.</text:span></text:p>
      <text:p text:style-name="P10"/>
      <text:p text:style-name="P11"><text:span text:style-name="T11_1">Are</text:span><text:span text:style-name="T11_2"><text:s/></text:span><text:span text:style-name="T11_3">there</text:span><text:span text:style-name="T11_4"><text:s/></text:span><text:span text:style-name="T11_5">any</text:span><text:span text:style-name="T11_6"><text:s/></text:span><text:span text:style-name="T11_7">other</text:span><text:span text:style-name="T11_8"><text:s/></text:span><text:span text:style-name="T11_9">reasons</text:span><text:span text:style-name="T11_10"><text:s/></text:span><text:span text:style-name="T11_11">why</text:span><text:span text:style-name="T11_12"><text:s/></text:span><text:span text:style-name="T11_13">TCP</text:span><text:span text:style-name="T11_14"><text:s/></text:span><text:span text:style-name="T11_15">isn</text:span><text:span text:style-name="T11_16">’</text:span><text:span text:style-name="T11_17">t</text:span><text:span text:style-name="T11_18"><text:s/></text:span><text:span text:style-name="T11_19">good</text:span><text:span text:style-name="T11_20"><text:s/></text:span><text:span text:style-name="T11_21">enough</text:span><text:span text:style-name="T11_22">?</text:span><text:span text:style-name="T11_23"><text:s text:c="2"/></text:span><text:span text:style-name="T11_24">TCP</text:span><text:span text:style-name="T11_25">,<text:s/></text:span><text:span text:style-name="T11_26">and</text:span><text:span text:style-name="T11_27"><text:s/></text:span><text:span text:style-name="T11_28">TLS</text:span><text:span text:style-name="T11_29">/</text:span><text:span text:style-name="T11_30">SSL</text:span><text:span text:style-name="T11_31">,<text:s/></text:span><text:span text:style-name="T11_32">routinely</text:span><text:span text:style-name="T11_33"><text:s/></text:span><text:span text:style-name="T11_34">require</text:span><text:span text:style-name="T11_35"><text:s/></text:span><text:span text:style-name="T11_36">one</text:span><text:span text:style-name="T11_37"><text:s/></text:span><text:span text:style-name="T11_38">or</text:span><text:span text:style-name="T11_39"><text:s/></text:span><text:span text:style-name="T11_40">more</text:span><text:span text:style-name="T11_41"><text:s/></text:span><text:span text:style-name="T11_42">round</text:span><text:span text:style-name="T11_43"><text:s/></text:span><text:span text:style-name="T11_44">trip</text:span><text:span text:style-name="T11_45"><text:s/></text:span><text:span text:style-name="T11_46">times</text:span><text:span text:style-name="T11_47"><text:s/>(</text:span><text:span text:style-name="T11_48">RTTs</text:span><text:span text:style-name="T11_49">)<text:s/></text:span><text:span text:style-name="T11_50">during</text:span><text:span text:style-name="T11_51"><text:s/></text:span><text:span text:style-name="T11_52">connection</text:span><text:span text:style-name="T11_53"><text:s/></text:span><text:span text:style-name="T11_54">establishment</text:span><text:span text:style-name="T11_55">.<text:s text:c="2"/></text:span><text:span text:style-name="T11_56">We</text:span><text:span text:style-name="T11_57">’</text:span><text:span text:style-name="T11_58">re</text:span><text:span text:style-name="T11_59"><text:s/></text:span><text:span text:style-name="T11_60">hopeful</text:span><text:span text:style-name="T11_61"><text:s/></text:span><text:span text:style-name="T11_62">that</text:span><text:span text:style-name="T11_63"><text:s/></text:span><text:span text:style-name="T11_64">QUIC</text:span><text:span text:style-name="T11_65"><text:s/></text:span><text:span text:style-name="T11_66">can</text:span><text:span text:style-name="T11_67"><text:s/></text:span><text:span text:style-name="T11_68">commonly</text:span><text:span text:style-name="T11_69"><text:s/></text:span><text:span text:style-name="T11_70">reduce</text:span><text:span text:style-name="T11_71"><text:s/></text:span><text:span text:style-name="T11_72">connection</text:span><text:span text:style-name="T11_73"><text:s/></text:span><text:span text:style-name="T11_74">costs</text:span><text:span text:style-name="T11_75"><text:s/></text:span><text:span text:style-name="T11_76">towards</text:span><text:span text:style-name="T11_77"><text:s/></text:span><text:span text:style-name="T11_78">zero</text:span><text:span text:style-name="T11_79"><text:s/></text:span><text:span text:style-name="T11_80">RTTs</text:span><text:span text:style-name="T11_81">.<text:s/>(</text:span><text:span text:style-name="T11_82">i</text:span><text:span text:style-name="T11_83">.</text:span><text:span text:style-name="T11_84">e</text:span><text:span text:style-name="T11_85">.,<text:s/></text:span><text:span text:style-name="T11_86">send</text:span><text:span text:style-name="T11_87"><text:s/></text:span><text:span text:style-name="T11_88">hello</text:span><text:span text:style-name="T11_89">,<text:s/></text:span><text:span text:style-name="T11_90">and</text:span><text:span text:style-name="T11_91"><text:s/></text:span><text:span text:style-name="T11_92">then</text:span><text:span text:style-name="T11_93"><text:s/></text:span><text:span text:style-name="T11_94">send</text:span><text:span text:style-name="T11_95"><text:s/></text:span><text:span text:style-name="T11_96">data</text:span><text:span text:style-name="T11_97"><text:s/></text:span><text:span text:style-name="T11_98">request</text:span><text:span text:style-name="T11_99"><text:s/></text:span><text:span text:style-name="T11_100">without</text:span><text:span text:style-name="T11_101"><text:s/></text:span><text:span text:style-name="T11_102">waiting</text:span><text:span text:style-name="T11_103">).</text:span></text:p>
      <text:p text:style-name="P12"/>
      <text:p text:style-name="P13"><text:span text:style-name="T13_1">Why</text:span><text:span text:style-name="T13_2"><text:s/></text:span><text:span text:style-name="T13_3">can</text:span><text:span text:style-name="T13_4">’</text:span><text:span text:style-name="T13_5">t</text:span><text:span text:style-name="T13_6"><text:s/></text:span><text:span text:style-name="T13_7">you</text:span><text:span text:style-name="T13_8"><text:s/></text:span><text:span text:style-name="T13_9">just</text:span><text:span text:style-name="T13_10"><text:s/></text:span><text:span text:style-name="T13_11">evolve</text:span><text:span text:style-name="T13_12"><text:s/></text:span><text:span text:style-name="T13_13">and</text:span><text:span text:style-name="T13_14"><text:s/></text:span><text:span text:style-name="T13_15">improve</text:span><text:span text:style-name="T13_16"><text:s/></text:span><text:span text:style-name="T13_17">TCP</text:span><text:span text:style-name="T13_18"><text:s/></text:span><text:span text:style-name="T13_19">under</text:span><text:span text:style-name="T13_20"><text:s/></text:span><text:span text:style-name="T13_21">SPDY</text:span><text:span text:style-name="T13_22">?<text:s/></text:span><text:span text:style-name="T13_23"><text:s/></text:span><text:span text:style-name="T13_24">That</text:span><text:span text:style-name="T13_25"><text:s/></text:span><text:span text:style-name="T13_26">is</text:span><text:span text:style-name="T13_27"><text:s/></text:span><text:span text:style-name="T13_28">our</text:span><text:span text:style-name="T13_29"><text:s/></text:span><text:span text:style-name="T13_30">goal</text:span><text:span text:style-name="T13_31">.<text:s/></text:span><text:span text:style-name="T13_32">TCP</text:span><text:span text:style-name="T13_33"><text:s/></text:span><text:span text:style-name="T13_34">support</text:span><text:span text:style-name="T13_35"><text:s/></text:span><text:span text:style-name="T13_36">is</text:span><text:span text:style-name="T13_37"><text:s/></text:span><text:span text:style-name="T13_38">built</text:span><text:span text:style-name="T13_39"><text:s/></text:span><text:span text:style-name="T13_40">into</text:span><text:span text:style-name="T13_41"><text:s/></text:span><text:span text:style-name="T13_42">the</text:span><text:span text:style-name="T13_43"><text:s/></text:span><text:span text:style-name="T13_44">kernel</text:span><text:span text:style-name="T13_45"><text:s/></text:span><text:span text:style-name="T13_46">of</text:span><text:span text:style-name="T13_47"><text:s/></text:span><text:span text:style-name="T13_48">operating</text:span><text:span text:style-name="T13_49"><text:s/></text:span><text:span text:style-name="T13_50">systems</text:span><text:span text:style-name="T13_51">.<text:s/></text:span><text:span text:style-name="T13_52">Considering</text:span><text:span text:style-name="T13_53"><text:s/></text:span><text:span text:style-name="T13_54">how</text:span><text:span text:style-name="T13_55"><text:s/></text:span><text:span text:style-name="T13_56">slowly</text:span><text:span text:style-name="T13_57"><text:s/></text:span><text:span text:style-name="T13_58">users</text:span><text:span text:style-name="T13_59"><text:s/></text:span><text:span text:style-name="T13_60">around</text:span><text:span text:style-name="T13_61"><text:s/></text:span><text:span text:style-name="T13_62">the</text:span><text:span text:style-name="T13_63"><text:s/></text:span><text:span text:style-name="T13_64">world</text:span><text:span text:style-name="T13_65"><text:s/></text:span><text:span text:style-name="T13_66">upgrade</text:span><text:span text:style-name="T13_67"><text:s/></text:span><text:span text:style-name="T13_68">their</text:span><text:span text:style-name="T13_69"><text:s/></text:span><text:span text:style-name="T13_70">OS</text:span><text:span text:style-name="T13_71">,<text:s/></text:span><text:span text:style-name="T13_72">it</text:span><text:span text:style-name="T13_73"><text:s/></text:span><text:span text:style-name="T13_74">is</text:span><text:span text:style-name="T13_75"><text:s/></text:span><text:span text:style-name="T13_76">unlikely</text:span><text:span text:style-name="T13_77"><text:s/></text:span><text:span text:style-name="T13_78">to</text:span><text:span text:style-name="T13_79"><text:s/></text:span><text:span text:style-name="T13_80">see</text:span><text:span text:style-name="T13_81"><text:s/></text:span><text:span text:style-name="T13_82">significant</text:span><text:span text:style-name="T13_83"><text:s/></text:span><text:span text:style-name="T13_84">adoption</text:span><text:span text:style-name="T13_85"><text:s/></text:span><text:span text:style-name="T13_86">of</text:span><text:span text:style-name="T13_87"><text:s/></text:span><text:span text:style-name="T13_88">client</text:span><text:span text:style-name="T13_89">-</text:span><text:span text:style-name="T13_90">side</text:span><text:span text:style-name="T13_91"><text:s/></text:span><text:span text:style-name="T13_92">TCP</text:span><text:span text:style-name="T13_93"><text:s/></text:span><text:span text:style-name="T13_94">changes</text:span><text:span text:style-name="T13_95"><text:s/></text:span><text:span text:style-name="T13_96">in</text:span><text:span text:style-name="T13_97"><text:s/></text:span><text:span text:style-name="T13_98">less</text:span><text:span text:style-name="T13_99"><text:s/></text:span><text:span text:style-name="T13_100">than</text:span><text:span text:style-name="T13_101"><text:s/>5-15<text:s/></text:span><text:span text:style-name="T13_102">years</text:span><text:span text:style-name="T13_103">.<text:s/></text:span><text:span text:style-name="T13_104">QUIC</text:span><text:span text:style-name="T13_105"><text:s/></text:span><text:span text:style-name="T13_106">allows</text:span><text:span text:style-name="T13_107"><text:s/></text:span><text:span text:style-name="T13_108">us</text:span><text:span text:style-name="T13_109"><text:s/></text:span><text:span text:style-name="T13_110">to</text:span><text:span text:style-name="T13_111"><text:s/></text:span><text:span text:style-name="T13_112">test</text:span><text:span text:style-name="T13_113"><text:s/></text:span><text:span text:style-name="T13_114">and</text:span><text:span text:style-name="T13_115"><text:s/></text:span><text:span text:style-name="T13_116">experiment</text:span><text:span text:style-name="T13_117"><text:s/></text:span><text:span text:style-name="T13_118">with</text:span><text:span text:style-name="T13_119"><text:s/></text:span><text:span text:style-name="T13_120">new</text:span><text:span text:style-name="T13_121"><text:s/></text:span><text:span text:style-name="T13_122">ideas</text:span><text:span text:style-name="T13_123">,<text:s/></text:span><text:span text:style-name="T13_124">and</text:span><text:span text:style-name="T13_125"><text:s/></text:span><text:span text:style-name="T13_126">to</text:span><text:span text:style-name="T13_127"><text:s/></text:span><text:span text:style-name="T13_128">get</text:span><text:span text:style-name="T13_129"><text:s/></text:span><text:span text:style-name="T13_130">results</text:span><text:span text:style-name="T13_131"><text:s/></text:span><text:span text:style-name="T13_132">sooner</text:span><text:span text:style-name="T13_133">.<text:s/></text:span><text:span text:style-name="T13_134">We</text:span><text:span text:style-name="T13_135"><text:s/></text:span><text:span text:style-name="T13_136">are</text:span><text:span text:style-name="T13_137"><text:s/></text:span><text:span text:style-name="T13_138">hopeful</text:span><text:span text:style-name="T13_139"><text:s/></text:span><text:span text:style-name="T13_140">that</text:span><text:span text:style-name="T13_141"><text:s/></text:span><text:span text:style-name="T13_142">QUIC</text:span><text:span text:style-name="T13_143"><text:s/></text:span><text:span text:style-name="T13_144">features</text:span><text:span text:style-name="T13_145"><text:s/></text:span><text:span text:style-name="T13_146">will</text:span><text:span text:style-name="T13_147"><text:s/></text:span><text:span text:style-name="T13_148">migrate</text:span><text:span text:style-name="T13_149"><text:s/></text:span><text:span text:style-name="T13_150">into</text:span><text:span text:style-name="T13_151"><text:s/></text:span><text:span text:style-name="T13_152">TCP</text:span><text:span text:style-name="T13_153"><text:s/></text:span><text:span text:style-name="T13_154">and</text:span><text:span text:style-name="T13_155"><text:s/></text:span><text:span text:style-name="T13_156">TLS</text:span><text:span text:style-name="T13_157"><text:s/></text:span><text:span text:style-name="T13_158">if</text:span><text:span text:style-name="T13_159"><text:s/></text:span><text:span text:style-name="T13_160">they</text:span><text:span text:style-name="T13_161"><text:s/></text:span><text:span text:style-name="T13_162">prove</text:span><text:span text:style-name="T13_163"><text:s/></text:span><text:span text:style-name="T13_164">effective</text:span><text:span text:style-name="T13_165">.</text:span></text:p>
      <text:p text:style-name="P14"/>
      <text:p text:style-name="P15"><text:span text:style-name="T15_1">Why</text:span><text:span text:style-name="T15_2"><text:s/></text:span><text:span text:style-name="T15_3">didn</text:span><text:span text:style-name="T15_4">’</text:span><text:span text:style-name="T15_5">t</text:span><text:span text:style-name="T15_6"><text:s/></text:span><text:span text:style-name="T15_7">you</text:span><text:span text:style-name="T15_8"><text:s/></text:span><text:span text:style-name="T15_9">build</text:span><text:span text:style-name="T15_10"><text:s/></text:span><text:span text:style-name="T15_11">a</text:span><text:span text:style-name="T15_12"><text:s/></text:span><text:span text:style-name="T15_13">whole</text:span><text:span text:style-name="T15_14"><text:s/></text:span><text:span text:style-name="T15_15">new</text:span><text:span text:style-name="T15_16"><text:s/></text:span><text:span text:style-name="T15_17">protocol</text:span><text:span text:style-name="T15_18">,<text:s/></text:span><text:span text:style-name="T15_19">rather</text:span><text:span text:style-name="T15_20"><text:s/></text:span><text:span text:style-name="T15_21">than</text:span><text:span text:style-name="T15_22"><text:s/></text:span><text:span text:style-name="T15_23">using</text:span><text:span text:style-name="T15_24"><text:s/></text:span><text:span text:style-name="T15_25">UDP</text:span><text:span text:style-name="T15_26">?<text:s/></text:span><text:span text:style-name="T15_27">Middle</text:span><text:span text:style-name="T15_28"><text:s/></text:span><text:span text:style-name="T15_29">boxes</text:span><text:span text:style-name="T15_30"><text:s/></text:span><text:span text:style-name="T15_31">on</text:span><text:span text:style-name="T15_32"><text:s/></text:span><text:span text:style-name="T15_33">the</text:span><text:span text:style-name="T15_34"><text:s/></text:span><text:span text:style-name="T15_35">Internet</text:span><text:span text:style-name="T15_36"><text:s/></text:span><text:span text:style-name="T15_37">today</text:span><text:span text:style-name="T15_38"><text:s/></text:span><text:span text:style-name="T15_39">will</text:span><text:span text:style-name="T15_40"><text:s/></text:span><text:span text:style-name="T15_41">generally</text:span><text:span text:style-name="T15_42"><text:s/></text:span><text:span text:style-name="T15_43">block</text:span><text:span text:style-name="T15_44"><text:s/></text:span><text:span text:style-name="T15_45">traffic</text:span><text:span text:style-name="T15_46"><text:s/></text:span><text:span text:style-name="T15_47">unless</text:span><text:span text:style-name="T15_48"><text:s/></text:span><text:span text:style-name="T15_49">it</text:span><text:span text:style-name="T15_50"><text:s/></text:span><text:span text:style-name="T15_51">is</text:span><text:span text:style-name="T15_52"><text:s/></text:span><text:span text:style-name="T15_53">TCP</text:span><text:span text:style-name="T15_54"><text:s/></text:span><text:span text:style-name="T15_55">or</text:span><text:span text:style-name="T15_56"><text:s/></text:span><text:span text:style-name="T15_57">UDP</text:span><text:span text:style-name="T15_58"><text:s/></text:span><text:span text:style-name="T15_59">traffic</text:span><text:span text:style-name="T15_60">.<text:s text:c="2"/></text:span><text:span text:style-name="T15_61">Since</text:span><text:span text:style-name="T15_62"><text:s/></text:span><text:span text:style-name="T15_63">we</text:span><text:span text:style-name="T15_64"><text:s/></text:span><text:span text:style-name="T15_65">couldn</text:span><text:span text:style-name="T15_66">’</text:span><text:span text:style-name="T15_67">t</text:span><text:span text:style-name="T15_68"><text:s/></text:span><text:span text:style-name="T15_69">significantly</text:span><text:span text:style-name="T15_70"><text:s/></text:span><text:span text:style-name="T15_71">modify</text:span><text:span text:style-name="T15_72"><text:s/></text:span><text:span text:style-name="T15_73">TCP</text:span><text:span text:style-name="T15_74">,<text:s/></text:span><text:span text:style-name="T15_75">we</text:span><text:span text:style-name="T15_76"><text:s/></text:span><text:span text:style-name="T15_77">had</text:span><text:span text:style-name="T15_78"><text:s/></text:span><text:span text:style-name="T15_79">to</text:span><text:span text:style-name="T15_80"><text:s/></text:span><text:span text:style-name="T15_81">use</text:span><text:span text:style-name="T15_82"><text:s/></text:span><text:span text:style-name="T15_83">UDP</text:span><text:span text:style-name="T15_84">.<text:s text:c="2"/></text:span><text:span text:style-name="T15_85">UDP</text:span><text:span text:style-name="T15_86"><text:s/></text:span><text:span text:style-name="T15_87">is</text:span><text:span text:style-name="T15_88"><text:s/></text:span><text:span text:style-name="T15_89">used</text:span><text:span text:style-name="T15_90"><text:s/></text:span><text:span text:style-name="T15_91">today</text:span><text:span text:style-name="T15_92"><text:s/></text:span><text:span text:style-name="T15_93">by</text:span><text:span text:style-name="T15_94"><text:s/></text:span><text:span text:style-name="T15_95">many</text:span><text:span text:style-name="T15_96"><text:s/></text:span><text:span text:style-name="T15_97">game</text:span><text:span text:style-name="T15_98"><text:s/></text:span><text:span text:style-name="T15_99">systems</text:span><text:span text:style-name="T15_100">,<text:s/></text:span><text:span text:style-name="T15_101">as</text:span><text:span text:style-name="T15_102"><text:s/></text:span><text:span text:style-name="T15_103">well</text:span><text:span text:style-name="T15_104"><text:s/></text:span><text:span text:style-name="T15_105">as</text:span><text:span text:style-name="T15_106"><text:s/></text:span><text:span text:style-name="T15_107">VOIP</text:span><text:span text:style-name="T15_108"><text:s/></text:span><text:span text:style-name="T15_109">and</text:span><text:span text:style-name="T15_110"><text:s/></text:span><text:span text:style-name="T15_111">streaming</text:span><text:span text:style-name="T15_112"><text:s/></text:span><text:span text:style-name="T15_113">video</text:span><text:span text:style-name="T15_114">,<text:s/></text:span><text:span text:style-name="T15_115">so</text:span><text:span text:style-name="T15_116"><text:s/></text:span><text:span text:style-name="T15_117">its</text:span><text:span text:style-name="T15_118"><text:s/></text:span><text:span text:style-name="T15_119">use</text:span><text:span text:style-name="T15_120"><text:s/></text:span><text:span text:style-name="T15_121">seems</text:span><text:span text:style-name="T15_122"><text:s/></text:span><text:span text:style-name="T15_123">plausible</text:span><text:span text:style-name="T15_124">.</text:span></text:p>
      <text:p text:style-name="P16"/>
      <text:p text:style-name="P17"><text:span text:style-name="T17_1">Why</text:span><text:span text:style-name="T17_2"><text:s/></text:span><text:span text:style-name="T17_3">does</text:span><text:span text:style-name="T17_4"><text:s/></text:span><text:span text:style-name="T17_5">QUIC</text:span><text:span text:style-name="T17_6"><text:s/></text:span><text:span text:style-name="T17_7">always</text:span><text:span text:style-name="T17_8"><text:s/></text:span><text:span text:style-name="T17_9">require</text:span><text:span text:style-name="T17_10"><text:s/></text:span><text:span text:style-name="T17_11">encryption</text:span><text:span text:style-name="T17_12"><text:s/></text:span><text:span text:style-name="T17_13">of</text:span><text:span text:style-name="T17_14"><text:s/></text:span><text:span text:style-name="T17_15">the</text:span><text:span text:style-name="T17_16"><text:s/></text:span><text:span text:style-name="T17_17">entire</text:span><text:span text:style-name="T17_18"><text:s/></text:span><text:span text:style-name="T17_19">channel</text:span><text:span text:style-name="T17_20">?<text:s text:c="2"/></text:span><text:span text:style-name="T17_21">As</text:span><text:span text:style-name="T17_22"><text:s/></text:span><text:span text:style-name="T17_23">we</text:span><text:span text:style-name="T17_24"><text:s/></text:span><text:span text:style-name="T17_25">learned</text:span><text:span text:style-name="T17_26"><text:s/></text:span><text:span text:style-name="T17_27">with</text:span><text:span text:style-name="T17_28"><text:s/></text:span><text:span text:style-name="T17_29">SPDY</text:span><text:span text:style-name="T17_30"><text:s/></text:span><text:span text:style-name="T17_31">and</text:span><text:span text:style-name="T17_32"><text:s/></text:span><text:span text:style-name="T17_33">other</text:span><text:span text:style-name="T17_34"><text:s/></text:span><text:span text:style-name="T17_35">protocols</text:span><text:span text:style-name="T17_36">,<text:s/></text:span><text:span text:style-name="T17_37">if</text:span><text:span text:style-name="T17_38"><text:s/></text:span><text:span text:style-name="T17_39">we</text:span><text:span text:style-name="T17_40"><text:s/></text:span><text:span text:style-name="T17_41">don</text:span><text:span text:style-name="T17_42">’</text:span><text:span text:style-name="T17_43">t</text:span><text:span text:style-name="T17_44"><text:s/></text:span><text:span text:style-name="T17_45">encrypt</text:span><text:span text:style-name="T17_46"><text:s/></text:span><text:span text:style-name="T17_47">the</text:span><text:span text:style-name="T17_48"><text:s/></text:span><text:span text:style-name="T17_49">traffic</text:span><text:span text:style-name="T17_50">,<text:s/></text:span><text:span text:style-name="T17_51">then</text:span><text:span text:style-name="T17_52"><text:s/></text:span><text:span text:style-name="T17_53">middle</text:span><text:span text:style-name="T17_54"><text:s/></text:span><text:span text:style-name="T17_55">boxes</text:span><text:span text:style-name="T17_56"><text:s/></text:span><text:span text:style-name="T17_57">are</text:span><text:span text:style-name="T17_58"><text:s/></text:span><text:span text:style-name="T17_59">guaranteed</text:span><text:span text:style-name="T17_60"><text:s/></text:span><text:span text:style-name="T17_61">to</text:span><text:span text:style-name="T17_62"><text:s/>(</text:span><text:span text:style-name="T17_63">wittingly</text:span><text:span text:style-name="T17_64">,<text:s/></text:span><text:span text:style-name="T17_65">or</text:span><text:span text:style-name="T17_66"><text:s/></text:span><text:span text:style-name="T17_67">unwittingly</text:span><text:span text:style-name="T17_68">)<text:s/></text:span><text:span text:style-name="T17_69">corrupt</text:span><text:span text:style-name="T17_70"><text:s/></text:span><text:span text:style-name="T17_71">the</text:span><text:span text:style-name="T17_72"><text:s/></text:span><text:span text:style-name="T17_73">transmissions</text:span><text:span text:style-name="T17_74"><text:s/></text:span><text:span text:style-name="T17_75">when</text:span><text:span text:style-name="T17_76"><text:s/></text:span><text:span text:style-name="T17_77">they</text:span><text:span text:style-name="T17_78"><text:s/></text:span><text:span text:style-name="T17_79">try</text:span><text:span text:style-name="T17_80"><text:s/></text:span><text:span text:style-name="T17_81">to</text:span><text:span text:style-name="T17_82"><text:s/>“</text:span><text:span text:style-name="T17_83">helpfully</text:span><text:span text:style-name="T17_84">”<text:s/></text:span><text:span text:style-name="T17_85">filter</text:span><text:span text:style-name="T17_86"><text:s/></text:span><text:span text:style-name="T17_87">or</text:span><text:span text:style-name="T17_88"><text:s/>“</text:span><text:span text:style-name="T17_89">improve</text:span><text:span text:style-name="T17_90">”<text:s/></text:span><text:span text:style-name="T17_91">the</text:span><text:span text:style-name="T17_92"><text:s/></text:span><text:span text:style-name="T17_93">traffic</text:span><text:span text:style-name="T17_94">.</text:span></text:p>
      <text:p text:style-name="P18"/>
      <text:p text:style-name="P19"><text:span text:style-name="T19_1">UDP</text:span><text:span text:style-name="T19_2"><text:s/></text:span><text:span text:style-name="T19_3">doesn</text:span><text:span text:style-name="T19_4">’</text:span><text:span text:style-name="T19_5">t</text:span><text:span text:style-name="T19_6"><text:s/></text:span><text:span text:style-name="T19_7">have</text:span><text:span text:style-name="T19_8"><text:s/></text:span><text:span text:style-name="T19_9">congestion</text:span><text:span text:style-name="T19_10"><text:s/></text:span><text:span text:style-name="T19_11">control</text:span><text:span text:style-name="T19_12">,<text:s/></text:span><text:span text:style-name="T19_13">so</text:span><text:span text:style-name="T19_14"><text:s/></text:span><text:span text:style-name="T19_15">won</text:span><text:span text:style-name="T19_16">’</text:span><text:span text:style-name="T19_17">t</text:span><text:span text:style-name="T19_18"><text:s/></text:span><text:span text:style-name="T19_19">QUIC</text:span><text:span text:style-name="T19_20"><text:s/></text:span><text:span text:style-name="T19_21">cause</text:span><text:span text:style-name="T19_22"><text:s/></text:span><text:span text:style-name="T19_23">Internet</text:span><text:span text:style-name="T19_24"><text:s/></text:span><text:span text:style-name="T19_25">collapse</text:span><text:span text:style-name="T19_26"><text:s/></text:span><text:span text:style-name="T19_27">if</text:span><text:span text:style-name="T19_28"><text:s/></text:span><text:span text:style-name="T19_29">widely</text:span><text:span text:style-name="T19_30"><text:s/></text:span><text:span text:style-name="T19_31">adopted</text:span><text:span text:style-name="T19_32">?<text:s/></text:span><text:span text:style-name="T19_33"><text:s/></text:span><text:span text:style-name="T19_34">QUIC</text:span><text:span text:style-name="T19_35"><text:s/></text:span><text:span text:style-name="T19_36">employs</text:span><text:span text:style-name="T19_37"><text:s/></text:span><text:span text:style-name="T19_38">congestion</text:span><text:span text:style-name="T19_39"><text:s/></text:span><text:span text:style-name="T19_40">controls</text:span><text:span text:style-name="T19_41">,<text:s/></text:span><text:span text:style-name="T19_42">just</text:span><text:span text:style-name="T19_43"><text:s/></text:span><text:span text:style-name="T19_44">as</text:span><text:span text:style-name="T19_45"><text:s/></text:span><text:span text:style-name="T19_46">it</text:span><text:span text:style-name="T19_47"><text:s/></text:span><text:span text:style-name="T19_48">employs</text:span><text:span text:style-name="T19_49"><text:s/></text:span><text:span text:style-name="T19_50">automatic</text:span><text:span text:style-name="T19_51"><text:s/></text:span><text:span text:style-name="T19_52">retransmission</text:span><text:span text:style-name="T19_53"><text:s/></text:span><text:span text:style-name="T19_54">to</text:span><text:span text:style-name="T19_55"><text:s/></text:span><text:span text:style-name="T19_56">support</text:span><text:span text:style-name="T19_57"><text:s/></text:span><text:span text:style-name="T19_58">reliable</text:span><text:span text:style-name="T19_59"><text:s/></text:span><text:span text:style-name="T19_60">transport</text:span><text:span text:style-name="T19_61">.<text:s text:c="2"/></text:span><text:span text:style-name="T19_62">QUIC</text:span><text:span text:style-name="T19_63"><text:s/></text:span><text:span text:style-name="T19_64">will</text:span><text:span text:style-name="T19_65"><text:s/></text:span><text:span text:style-name="T19_66">attempt</text:span><text:span text:style-name="T19_67"><text:s/></text:span><text:span text:style-name="T19_68">to</text:span><text:span text:style-name="T19_69"><text:s/></text:span><text:span text:style-name="T19_70">be</text:span><text:span text:style-name="T19_71"><text:s/></text:span><text:span text:style-name="T19_72">fair</text:span><text:span text:style-name="T19_73"><text:s/></text:span><text:span text:style-name="T19_74">with</text:span><text:span text:style-name="T19_75"><text:s/></text:span><text:span text:style-name="T19_76">competing</text:span><text:span text:style-name="T19_77"><text:s/></text:span><text:span text:style-name="T19_78">TCP</text:span><text:span text:style-name="T19_79"><text:s/></text:span><text:span text:style-name="T19_80">traffic</text:span><text:span text:style-name="T19_81">.<text:s text:c="2"/></text:span><text:span text:style-name="T19_82">For</text:span><text:span text:style-name="T19_83"><text:s/></text:span><text:span text:style-name="T19_84">instance</text:span><text:span text:style-name="T19_85">,<text:s/></text:span><text:span text:style-name="T19_86">when</text:span><text:span text:style-name="T19_87"><text:s/></text:span><text:span text:style-name="T19_88">conveying</text:span><text:span text:style-name="T19_89"><text:s/></text:span><text:span text:style-name="T19_90">Q</text:span><text:span text:style-name="T19_91"><text:s/></text:span><text:span text:style-name="T19_92">multiplexed</text:span><text:span text:style-name="T19_93"><text:s/></text:span><text:span text:style-name="T19_94">flows</text:span><text:span text:style-name="T19_95">,<text:s/></text:span><text:span text:style-name="T19_96">and</text:span><text:span text:style-name="T19_97"><text:s/></text:span><text:span text:style-name="T19_98">sharing</text:span><text:span text:style-name="T19_99"><text:s/></text:span><text:span text:style-name="T19_100">bandwidth</text:span><text:span text:style-name="T19_101"><text:s/></text:span><text:span text:style-name="T19_102">with</text:span><text:span text:style-name="T19_103"><text:s/></text:span><text:span text:style-name="T19_104">T</text:span><text:span text:style-name="T19_105"><text:s/></text:span><text:span text:style-name="T19_106">concurrent</text:span><text:span text:style-name="T19_107"><text:s/></text:span><text:span text:style-name="T19_108">TCP</text:span><text:span text:style-name="T19_109"><text:s/></text:span><text:span text:style-name="T19_110">flows</text:span><text:span text:style-name="T19_111">,<text:s/></text:span><text:span text:style-name="T19_112">we</text:span><text:span text:style-name="T19_113"><text:s/></text:span><text:span text:style-name="T19_114">will</text:span><text:span text:style-name="T19_115"><text:s/></text:span><text:span text:style-name="T19_116">try</text:span><text:span text:style-name="T19_117"><text:s/></text:span><text:span text:style-name="T19_118">to</text:span><text:span text:style-name="T19_119"><text:s/></text:span><text:span text:style-name="T19_120">use</text:span><text:span text:style-name="T19_121"><text:s/></text:span><text:span text:style-name="T19_122">resources</text:span><text:span text:style-name="T19_123"><text:s/></text:span><text:span text:style-name="T19_124">in</text:span><text:span text:style-name="T19_125"><text:s/></text:span><text:span text:style-name="T19_126">the</text:span><text:span text:style-name="T19_127"><text:s/></text:span><text:span text:style-name="T19_128">range</text:span><text:span text:style-name="T19_129"><text:s/></text:span><text:span text:style-name="T19_130">of</text:span><text:span text:style-name="T19_131"><text:s/></text:span><text:span text:style-name="T19_132">Q</text:span><text:span text:style-name="T19_133"><text:s/>/<text:s/>(</text:span><text:span text:style-name="T19_134">Q</text:span><text:span text:style-name="T19_135">+</text:span><text:span text:style-name="T19_136">T</text:span><text:span text:style-name="T19_137">)<text:s/></text:span><text:span text:style-name="T19_138">bandwidth</text:span><text:span text:style-name="T19_139"><text:s/>(</text:span><text:span text:style-name="T19_140">i</text:span><text:span text:style-name="T19_141">.</text:span><text:span text:style-name="T19_142">e</text:span><text:span text:style-name="T19_143">.,<text:s/>“</text:span><text:span text:style-name="T19_144">a</text:span><text:span text:style-name="T19_145"><text:s/></text:span><text:span text:style-name="T19_146">fair</text:span><text:span text:style-name="T19_147"><text:s/></text:span><text:span text:style-name="T19_148">share</text:span><text:span text:style-name="T19_149">”<text:s/></text:span><text:span text:style-name="T19_150">for</text:span><text:span text:style-name="T19_151"><text:s/></text:span><text:span text:style-name="T19_152">Q</text:span><text:span text:style-name="T19_153"><text:s/></text:span><text:span text:style-name="T19_154">additional</text:span><text:span text:style-name="T19_155"><text:s/></text:span><text:span text:style-name="T19_156">flows</text:span><text:span text:style-name="T19_157">).<text:s/></text:span></text:p>
      <text:p text:style-name="P20"/>
      <text:p text:style-name="P21"><text:span text:style-name="T21_1">Why</text:span><text:span text:style-name="T21_2"><text:s/></text:span><text:span text:style-name="T21_3">didn</text:span><text:span text:style-name="T21_4">’</text:span><text:span text:style-name="T21_5">t</text:span><text:span text:style-name="T21_6"><text:s/></text:span><text:span text:style-name="T21_7">you</text:span><text:span text:style-name="T21_8"><text:s/></text:span><text:span text:style-name="T21_9">use</text:span><text:span text:style-name="T21_10"><text:s/></text:span><text:span text:style-name="T21_11">existing</text:span><text:span text:style-name="T21_12"><text:s/></text:span><text:span text:style-name="T21_13">standards</text:span><text:span text:style-name="T21_14"><text:s/></text:span><text:span text:style-name="T21_15">such</text:span><text:span text:style-name="T21_16"><text:s/></text:span><text:span text:style-name="T21_17">as</text:span><text:span text:style-name="T21_18"><text:s/></text:span><text:span text:style-name="T21_19">SCTP</text:span><text:span text:style-name="T21_20"><text:s/></text:span><text:span text:style-name="T21_21">over</text:span><text:span text:style-name="T21_22"><text:s/></text:span><text:span text:style-name="T21_23">DTLS</text:span><text:span text:style-name="T21_24">?</text:span><text:span text:style-name="T21_25"><text:s text:c="2"/></text:span><text:span text:style-name="T21_26">QUIC</text:span><text:span text:style-name="T21_27"><text:s/></text:span><text:span text:style-name="T21_28">incorporates</text:span><text:span text:style-name="T21_29"><text:s/></text:span><text:span text:style-name="T21_30">many</text:span><text:span text:style-name="T21_31"><text:s/></text:span><text:span text:style-name="T21_32">techniques</text:span><text:span text:style-name="T21_33"><text:s/></text:span><text:span text:style-name="T21_34">in</text:span><text:span text:style-name="T21_35"><text:s/></text:span><text:span text:style-name="T21_36">an</text:span><text:span text:style-name="T21_37"><text:s/></text:span><text:span text:style-name="T21_38">effort</text:span><text:span text:style-name="T21_39"><text:s/></text:span><text:span text:style-name="T21_40">to</text:span><text:span text:style-name="T21_41"><text:s/></text:span><text:span text:style-name="T21_42">reduce</text:span><text:span text:style-name="T21_43"><text:s/></text:span><text:span text:style-name="T21_44">latency</text:span><text:span text:style-name="T21_45">.<text:s/></text:span><text:span text:style-name="T21_46">SCTP</text:span><text:span text:style-name="T21_47"><text:s/></text:span><text:span text:style-name="T21_48">and</text:span><text:span text:style-name="T21_49"><text:s/></text:span><text:span text:style-name="T21_50">DTLS</text:span><text:span text:style-name="T21_51"><text:s/></text:span><text:span text:style-name="T21_52">were</text:span><text:span text:style-name="T21_53"><text:s/></text:span><text:span text:style-name="T21_54">not</text:span><text:span text:style-name="T21_55"><text:s/></text:span><text:span text:style-name="T21_56">designed</text:span><text:span text:style-name="T21_57"><text:s/></text:span><text:span text:style-name="T21_58">to</text:span><text:span text:style-name="T21_59"><text:s/></text:span><text:span text:style-name="T21_60">minimize</text:span><text:span text:style-name="T21_61"><text:s/></text:span><text:span text:style-name="T21_62">latency</text:span><text:span text:style-name="T21_63">,<text:s/></text:span><text:span text:style-name="T21_64">and</text:span><text:span text:style-name="T21_65"><text:s/></text:span><text:span text:style-name="T21_66">this</text:span><text:span text:style-name="T21_67"><text:s/></text:span><text:span text:style-name="T21_68">is</text:span><text:span text:style-name="T21_69"><text:s/></text:span><text:span text:style-name="T21_70">significantly</text:span><text:span text:style-name="T21_71"><text:s/></text:span><text:span text:style-name="T21_72">apparent</text:span><text:span text:style-name="T21_73"><text:s/></text:span><text:span text:style-name="T21_74">even</text:span><text:span text:style-name="T21_75"><text:s/></text:span><text:span text:style-name="T21_76">during</text:span><text:span text:style-name="T21_77"><text:s/></text:span><text:span text:style-name="T21_78">the</text:span><text:span text:style-name="T21_79"><text:s/></text:span><text:span text:style-name="T21_80">connection</text:span><text:span text:style-name="T21_81"><text:s/></text:span><text:span text:style-name="T21_82">establishment</text:span><text:span text:style-name="T21_83"><text:s/></text:span><text:span text:style-name="T21_84">phases</text:span><text:span text:style-name="T21_85">.<text:s/></text:span><text:span text:style-name="T21_86">Several</text:span><text:span text:style-name="T21_87"><text:s/></text:span><text:span text:style-name="T21_88">of</text:span><text:span text:style-name="T21_89"><text:s/></text:span><text:span text:style-name="T21_90">the</text:span><text:span text:style-name="T21_91"><text:s/></text:span><text:span text:style-name="T21_92">techniques</text:span><text:span text:style-name="T21_93"><text:s/></text:span><text:span text:style-name="T21_94">that</text:span><text:span text:style-name="T21_95"><text:s/></text:span><text:span text:style-name="T21_96">QUIC</text:span><text:span text:style-name="T21_97"><text:s/></text:span><text:span text:style-name="T21_98">is</text:span><text:span text:style-name="T21_99"><text:s/></text:span><text:span text:style-name="T21_100">experimenting</text:span><text:span text:style-name="T21_101"><text:s/></text:span><text:span text:style-name="T21_102">with</text:span><text:span text:style-name="T21_103"><text:s/></text:span><text:span text:style-name="T21_104">would</text:span><text:span text:style-name="T21_105"><text:s/></text:span><text:span text:style-name="T21_106">be</text:span><text:span text:style-name="T21_107"><text:s/></text:span><text:span text:style-name="T21_108">difficult</text:span><text:span text:style-name="T21_109"><text:s/></text:span><text:span text:style-name="T21_110">technically</text:span><text:span text:style-name="T21_111"><text:s/></text:span><text:span text:style-name="T21_112">to</text:span><text:span text:style-name="T21_113"><text:s/></text:span><text:span text:style-name="T21_114">incorporate</text:span><text:span text:style-name="T21_115"><text:s/></text:span><text:span text:style-name="T21_116">into</text:span><text:span text:style-name="T21_117"><text:s/></text:span><text:span text:style-name="T21_118">existing</text:span><text:span text:style-name="T21_119"><text:s/></text:span><text:span text:style-name="T21_120">standards</text:span><text:span text:style-name="T21_121">.</text:span><text:span text:style-name="T21_122"><text:s/></text:span><text:span text:style-name="T21_123">As</text:span><text:span text:style-name="T21_124"><text:s/></text:span><text:span text:style-name="T21_125">an</text:span><text:span text:style-name="T21_126"><text:s/></text:span><text:span text:style-name="T21_127">example</text:span><text:span text:style-name="T21_128">,<text:s/></text:span><text:span text:style-name="T21_129">each</text:span><text:span text:style-name="T21_130"><text:s/></text:span><text:span text:style-name="T21_131">of</text:span><text:span text:style-name="T21_132"><text:s/></text:span><text:span text:style-name="T21_133">these</text:span><text:span text:style-name="T21_134"><text:s/></text:span><text:span text:style-name="T21_135">other</text:span><text:span text:style-name="T21_136"><text:s/></text:span><text:span text:style-name="T21_137">protocols</text:span><text:span text:style-name="T21_138"><text:s/></text:span><text:span text:style-name="T21_139">require</text:span><text:span text:style-name="T21_140"><text:s/></text:span><text:span text:style-name="T21_141">several</text:span><text:span text:style-name="T21_142"><text:s/></text:span><text:span text:style-name="T21_143">round</text:span><text:span text:style-name="T21_144"><text:s/></text:span><text:span text:style-name="T21_145">trips</text:span><text:span text:style-name="T21_146"><text:s/></text:span><text:span text:style-name="T21_147">to</text:span><text:span text:style-name="T21_148"><text:s/></text:span><text:span text:style-name="T21_149">establish</text:span><text:span text:style-name="T21_150"><text:s/></text:span><text:span text:style-name="T21_151">a</text:span><text:span text:style-name="T21_152"><text:s/></text:span><text:span text:style-name="T21_153">connection</text:span><text:span text:style-name="T21_154">,<text:s/></text:span><text:span text:style-name="T21_155">which</text:span><text:span text:style-name="T21_156"><text:s/></text:span><text:span text:style-name="T21_157">is</text:span><text:span text:style-name="T21_158"><text:s/></text:span><text:span text:style-name="T21_159">at</text:span><text:span text:style-name="T21_160"><text:s/></text:span><text:span text:style-name="T21_161">odds</text:span><text:span text:style-name="T21_162"><text:s/></text:span><text:span text:style-name="T21_163">with</text:span><text:span text:style-name="T21_164"><text:s/></text:span><text:span text:style-name="T21_165">our</text:span><text:span text:style-name="T21_166"><text:s/></text:span><text:span text:style-name="T21_167">target</text:span><text:span text:style-name="T21_168"><text:s/></text:span><text:span text:style-name="T21_169">of</text:span><text:span text:style-name="T21_170"><text:s/>0-</text:span><text:span text:style-name="T21_171">RTT</text:span><text:span text:style-name="T21_172"><text:s/></text:span><text:span text:style-name="T21_173">connectivity</text:span><text:span text:style-name="T21_174"><text:s/></text:span><text:span text:style-name="T21_175">overhead</text:span><text:span text:style-name="T21_176">.</text:span></text:p>
      <text:p text:style-name="P22"/>
      <text:p text:style-name="P23"><text:span text:style-name="T23_1">How</text:span><text:span text:style-name="T23_2"><text:s/></text:span><text:span text:style-name="T23_3">much</text:span><text:span text:style-name="T23_4"><text:s/></text:span><text:span text:style-name="T23_5">do</text:span><text:span text:style-name="T23_6"><text:s/></text:span><text:span text:style-name="T23_7">QUIC</text:span><text:span text:style-name="T23_8">’</text:span><text:span text:style-name="T23_9">s</text:span><text:span text:style-name="T23_10"><text:s/></text:span><text:span text:style-name="T23_11">techniques</text:span><text:span text:style-name="T23_12"><text:s/></text:span><text:span text:style-name="T23_13">reduce</text:span><text:span text:style-name="T23_14"><text:s/></text:span><text:span text:style-name="T23_15">latency</text:span><text:span text:style-name="T23_16">?<text:s/></text:span><text:span text:style-name="T23_17">This</text:span><text:span text:style-name="T23_18"><text:s/></text:span><text:span text:style-name="T23_19">is</text:span><text:span text:style-name="T23_20"><text:s/></text:span><text:span text:style-name="T23_21">exactly</text:span><text:span text:style-name="T23_22"><text:s/></text:span><text:span text:style-name="T23_23">the</text:span><text:span text:style-name="T23_24"><text:s/></text:span><text:span text:style-name="T23_25">question</text:span><text:span text:style-name="T23_26"><text:s/></text:span><text:span text:style-name="T23_27">we</text:span><text:span text:style-name="T23_28"><text:s/></text:span><text:span text:style-name="T23_29">are</text:span><text:span text:style-name="T23_30"><text:s/></text:span><text:span text:style-name="T23_31">investigating</text:span><text:span text:style-name="T23_32"><text:s/></text:span><text:span text:style-name="T23_33">at</text:span><text:span text:style-name="T23_34"><text:s/></text:span><text:span text:style-name="T23_35">the</text:span><text:span text:style-name="T23_36"><text:s/></text:span><text:span text:style-name="T23_37">moment</text:span><text:span text:style-name="T23_38">,<text:s/></text:span><text:span text:style-name="T23_39">and</text:span><text:span text:style-name="T23_40"><text:s/></text:span><text:span text:style-name="T23_41">why</text:span><text:span text:style-name="T23_42"><text:s/></text:span><text:span text:style-name="T23_43">we</text:span><text:span text:style-name="T23_44"><text:s/></text:span><text:span text:style-name="T23_45">are</text:span><text:span text:style-name="T23_46"><text:s/></text:span><text:span text:style-name="T23_47">experimenting</text:span><text:span text:style-name="T23_48"><text:s/></text:span><text:span text:style-name="T23_49">with</text:span><text:span text:style-name="T23_50"><text:s/></text:span><text:span text:style-name="T23_51">various</text:span><text:span text:style-name="T23_52"><text:s/></text:span><text:span text:style-name="T23_53">features</text:span><text:span text:style-name="T23_54"><text:s/></text:span><text:span text:style-name="T23_55">and</text:span><text:span text:style-name="T23_56"><text:s/></text:span><text:span text:style-name="T23_57">techniques</text:span><text:span text:style-name="T23_58"><text:s/></text:span><text:span text:style-name="T23_59">in</text:span><text:span text:style-name="T23_60"><text:s/></text:span><text:span text:style-name="T23_61">Chromium</text:span><text:span text:style-name="T23_62">.<text:s/></text:span><text:span text:style-name="T23_63">It</text:span><text:span text:style-name="T23_64"><text:s/></text:span><text:span text:style-name="T23_65">is</text:span><text:span text:style-name="T23_66"><text:s/></text:span><text:span text:style-name="T23_67">too</text:span><text:span text:style-name="T23_68"><text:s/></text:span><text:span text:style-name="T23_69">early</text:span><text:span text:style-name="T23_70"><text:s/></text:span><text:span text:style-name="T23_71">to</text:span><text:span text:style-name="T23_72"><text:s/></text:span><text:span text:style-name="T23_73">share</text:span><text:span text:style-name="T23_74"><text:s/></text:span><text:span text:style-name="T23_75">any</text:span><text:span text:style-name="T23_76"><text:s/></text:span><text:span text:style-name="T23_77">preliminary</text:span><text:span text:style-name="T23_78"><text:s/></text:span><text:span text:style-name="T23_79">results</text:span><text:span text:style-name="T23_80"><text:s/>-<text:s/></text:span><text:span text:style-name="T23_81">stay</text:span><text:span text:style-name="T23_82"><text:s/></text:span><text:span text:style-name="T23_83">tuned</text:span><text:span text:style-name="T23_84">.</text:span></text:p>
      <text:p text:style-name="P24"/>
      <text:p text:style-name="P25"><text:span text:style-name="T25_1">Is</text:span><text:span text:style-name="T25_2"><text:s/></text:span><text:span text:style-name="T25_3">there</text:span><text:span text:style-name="T25_4"><text:s/></text:span><text:span text:style-name="T25_5">any</text:span><text:span text:style-name="T25_6"><text:s/></text:span><text:span text:style-name="T25_7">way</text:span><text:span text:style-name="T25_8"><text:s/></text:span><text:span text:style-name="T25_9">to</text:span><text:span text:style-name="T25_10"><text:s/></text:span><text:span text:style-name="T25_11">disable</text:span><text:span text:style-name="T25_12"><text:s/></text:span><text:span text:style-name="T25_13">QUIC</text:span><text:span text:style-name="T25_14">,<text:s/></text:span><text:span text:style-name="T25_15">if</text:span><text:span text:style-name="T25_16"><text:s/></text:span><text:span text:style-name="T25_17">I</text:span><text:span text:style-name="T25_18"><text:s/></text:span><text:span text:style-name="T25_19">really</text:span><text:span text:style-name="T25_20"><text:s/></text:span><text:span text:style-name="T25_21">want</text:span><text:span text:style-name="T25_22"><text:s/></text:span><text:span text:style-name="T25_23">to</text:span><text:span text:style-name="T25_24"><text:s/></text:span><text:span text:style-name="T25_25">avoid</text:span><text:span text:style-name="T25_26"><text:s/></text:span><text:span text:style-name="T25_27">running</text:span><text:span text:style-name="T25_28"><text:s/></text:span><text:span text:style-name="T25_29">it</text:span><text:span text:style-name="T25_30"><text:s/></text:span><text:span text:style-name="T25_31">on</text:span><text:span text:style-name="T25_32"><text:s/></text:span><text:span text:style-name="T25_33">my</text:span><text:span text:style-name="T25_34"><text:s/></text:span><text:span text:style-name="T25_35">Chromium</text:span><text:span text:style-name="T25_36"><text:s/></text:span><text:span text:style-name="T25_37">browser</text:span><text:span text:style-name="T25_38">?</text:span><text:span text:style-name="T25_39"><text:s text:c="2"/></text:span><text:span text:style-name="T25_40">Yes</text:span><text:span text:style-name="T25_41">.<text:s text:c="2"/></text:span><text:span text:style-name="T25_42">You</text:span><text:span text:style-name="T25_43"><text:s/></text:span><text:span text:style-name="T25_44">can</text:span><text:span text:style-name="T25_45"><text:s/></text:span><text:span text:style-name="T25_46">visit</text:span><text:span text:style-name="T25_47"><text:s/></text:span><text:span text:style-name="T25_48">about</text:span><text:span text:style-name="T25_49">:</text:span><text:span text:style-name="T25_50">flags</text:span><text:span text:style-name="T25_51"><text:s/></text:span><text:span text:style-name="T25_52">and</text:span><text:span text:style-name="T25_53"><text:s/></text:span><text:span text:style-name="T25_54">set</text:span><text:span text:style-name="T25_55"><text:s/></text:span><text:span text:style-name="T25_56">the</text:span><text:span text:style-name="T25_57"><text:s/>“</text:span><text:span text:style-name="T25_58">Experimental</text:span><text:span text:style-name="T25_59"><text:s/></text:span><text:span text:style-name="T25_60">QUIC</text:span><text:span text:style-name="T25_61"><text:s/></text:span><text:span text:style-name="T25_62">protocol</text:span><text:span text:style-name="T25_63">”<text:s/></text:span><text:span text:style-name="T25_64">to</text:span><text:span text:style-name="T25_65"><text:s/>“</text:span><text:span text:style-name="T25_66">Disabled</text:span><text:span text:style-name="T25_67">.”</text:span></text:p>
      <text:p text:style-name="P26"/>
      <text:p text:style-name="P27"><text:span text:style-name="T27_1">Where</text:span><text:span text:style-name="T27_2"><text:s/></text:span><text:span text:style-name="T27_3">can</text:span><text:span text:style-name="T27_4"><text:s/></text:span><text:span text:style-name="T27_5">I</text:span><text:span text:style-name="T27_6"><text:s/></text:span><text:span text:style-name="T27_7">learn</text:span><text:span text:style-name="T27_8"><text:s/></text:span><text:span text:style-name="T27_9">more</text:span><text:span text:style-name="T27_10"><text:s/></text:span><text:span text:style-name="T27_11">about</text:span><text:span text:style-name="T27_12"><text:s/></text:span><text:span text:style-name="T27_13">QUIC</text:span><text:span text:style-name="T27_14">?</text:span><text:span text:style-name="T27_15"><text:s text:c="2"/></text:span><text:span text:style-name="T27_16">If</text:span><text:span text:style-name="T27_17"><text:s/></text:span><text:span text:style-name="T27_18">you</text:span><text:span text:style-name="T27_19"><text:s/></text:span><text:span text:style-name="T27_20">want</text:span><text:span text:style-name="T27_21"><text:s/></text:span><text:span text:style-name="T27_22">a</text:span><text:span text:style-name="T27_23"><text:s/></text:span><text:span text:style-name="T27_24">lot</text:span><text:span text:style-name="T27_25"><text:s/></text:span><text:span text:style-name="T27_26">of</text:span><text:span text:style-name="T27_27"><text:s/></text:span><text:span text:style-name="T27_28">background</text:span><text:span text:style-name="T27_29">,<text:s/></text:span><text:span text:style-name="T27_30">and</text:span><text:span text:style-name="T27_31"><text:s/></text:span><text:span text:style-name="T27_32">need</text:span><text:span text:style-name="T27_33"><text:s/></text:span><text:span text:style-name="T27_34">material</text:span><text:span text:style-name="T27_35"><text:s/></text:span><text:span text:style-name="T27_36">to</text:span><text:span text:style-name="T27_37"><text:s/></text:span><text:span text:style-name="T27_38">help</text:span><text:span text:style-name="T27_39"><text:s/></text:span><text:span text:style-name="T27_40">you</text:span><text:span text:style-name="T27_41"><text:s/></text:span><text:span text:style-name="T27_42">sleep</text:span><text:span text:style-name="T27_43">,<text:s/></text:span><text:span text:style-name="T27_44">you</text:span><text:span text:style-name="T27_45"><text:s/></text:span><text:span text:style-name="T27_46">can</text:span><text:span text:style-name="T27_47"><text:s/></text:span><text:span text:style-name="T27_48">look</text:span><text:span text:style-name="T27_49"><text:s/></text:span><text:span text:style-name="T27_50">at</text:span><text:span text:style-name="T27_51"><text:s/></text:span><text:span text:style-name="T27_52">the</text:span><text:span text:style-name="T27_53"><text:s/></text:span><text:span text:style-name="T27_54"><text:a xlink:type="simple" xlink:href="https://docs.google.com/a/chromium.org/document/d/1RNHkx_VvKWyWg6Lr8SZ-saqsQx7rFV-ev2jRFUoVD34/edit"><text:span text:style-name="T27_55">QUIC</text:span></text:a></text:span><text:span text:style-name="T27_56"><text:a xlink:type="simple" xlink:href="https://docs.google.com/a/chromium.org/document/d/1RNHkx_VvKWyWg6Lr8SZ-saqsQx7rFV-ev2jRFUoVD34/edit"><text:span text:style-name="T27_57"><text:s/></text:span></text:a></text:span><text:span text:style-name="T27_58"><text:a xlink:type="simple" xlink:href="https://docs.google.com/a/chromium.org/document/d/1RNHkx_VvKWyWg6Lr8SZ-saqsQx7rFV-ev2jRFUoVD34/edit"><text:span text:style-name="T27_59">Design</text:span></text:a></text:span><text:span text:style-name="T27_60"><text:a xlink:type="simple" xlink:href="https://docs.google.com/a/chromium.org/document/d/1RNHkx_VvKWyWg6Lr8SZ-saqsQx7rFV-ev2jRFUoVD34/edit"><text:span text:style-name="T27_61"><text:s/></text:span></text:a></text:span><text:span text:style-name="T27_62"><text:a xlink:type="simple" xlink:href="https://docs.google.com/a/chromium.org/document/d/1RNHkx_VvKWyWg6Lr8SZ-saqsQx7rFV-ev2jRFUoVD34/edit"><text:span text:style-name="T27_63">Document</text:span></text:a></text:span><text:span text:style-name="T27_64"><text:a xlink:type="simple" xlink:href="https://docs.google.com/a/chromium.org/document/d/1RNHkx_VvKWyWg6Lr8SZ-saqsQx7rFV-ev2jRFUoVD34/edit"><text:span text:style-name="T27_65"><text:s/></text:span></text:a></text:span><text:span text:style-name="T27_66"><text:a xlink:type="simple" xlink:href="https://docs.google.com/a/chromium.org/document/d/1RNHkx_VvKWyWg6Lr8SZ-saqsQx7rFV-ev2jRFUoVD34/edit"><text:span text:style-name="T27_67">and</text:span></text:a></text:span><text:span text:style-name="T27_68"><text:a xlink:type="simple" xlink:href="https://docs.google.com/a/chromium.org/document/d/1RNHkx_VvKWyWg6Lr8SZ-saqsQx7rFV-ev2jRFUoVD34/edit"><text:span text:style-name="T27_69"><text:s/></text:span></text:a></text:span><text:span text:style-name="T27_70"><text:a xlink:type="simple" xlink:href="https://docs.google.com/a/chromium.org/document/d/1RNHkx_VvKWyWg6Lr8SZ-saqsQx7rFV-ev2jRFUoVD34/edit"><text:span text:style-name="T27_71">Specification</text:span></text:a></text:span><text:span text:style-name="T27_72"><text:a xlink:type="simple" xlink:href="https://docs.google.com/a/chromium.org/document/d/1RNHkx_VvKWyWg6Lr8SZ-saqsQx7rFV-ev2jRFUoVD34/edit"><text:span text:style-name="T27_73"><text:s/></text:span></text:a></text:span><text:span text:style-name="T27_74"><text:a xlink:type="simple" xlink:href="https://docs.google.com/a/chromium.org/document/d/1RNHkx_VvKWyWg6Lr8SZ-saqsQx7rFV-ev2jRFUoVD34/edit"><text:span text:style-name="T27_75">Rationale</text:span></text:a></text:span><text:span text:style-name="T27_76">.<text:s text:c="2"/></text:span><text:span text:style-name="T27_77">For</text:span><text:span text:style-name="T27_78"><text:s/></text:span><text:span text:style-name="T27_79">cryptographers</text:span><text:span text:style-name="T27_80"><text:s/></text:span><text:span text:style-name="T27_81">that</text:span><text:span text:style-name="T27_82"><text:s/></text:span><text:span text:style-name="T27_83">wonder</text:span><text:span text:style-name="T27_84"><text:s/></text:span><text:span text:style-name="T27_85">how</text:span><text:span text:style-name="T27_86"><text:s/></text:span><text:span text:style-name="T27_87">well</text:span><text:span text:style-name="T27_88"><text:s/></text:span><text:span text:style-name="T27_89">the</text:span><text:span text:style-name="T27_90"><text:s/></text:span><text:span text:style-name="T27_91">i</text:span><text:span text:style-name="T27_92">’</text:span><text:span text:style-name="T27_93">s</text:span><text:span text:style-name="T27_94"><text:s/></text:span><text:span text:style-name="T27_95">are</text:span><text:span text:style-name="T27_96"><text:s/></text:span><text:span text:style-name="T27_97">dotted</text:span><text:span text:style-name="T27_98">,<text:s/></text:span><text:span text:style-name="T27_99">and</text:span><text:span text:style-name="T27_100"><text:s/></text:span><text:span text:style-name="T27_101">t</text:span><text:span text:style-name="T27_102">’</text:span><text:span text:style-name="T27_103">s</text:span><text:span text:style-name="T27_104"><text:s/></text:span><text:span text:style-name="T27_105">crossed</text:span><text:span text:style-name="T27_106">,<text:s/></text:span><text:span text:style-name="T27_107">there</text:span><text:span text:style-name="T27_108"><text:s/></text:span><text:span text:style-name="T27_109">is</text:span><text:span text:style-name="T27_110"><text:s/></text:span><text:span text:style-name="T27_111">a</text:span><text:span text:style-name="T27_112"><text:s/></text:span><text:span text:style-name="T27_113"><text:a xlink:type="simple" xlink:href="https://docs.google.com/a/chromium.org/document/d/1g5nIXAIkN_Y-7XJW5K45IblHd_L2f5LTaDUDwvZ5L6g/edit"><text:span text:style-name="T27_114">QUIC</text:span></text:a></text:span><text:span text:style-name="T27_115"><text:a xlink:type="simple" xlink:href="https://docs.google.com/a/chromium.org/document/d/1g5nIXAIkN_Y-7XJW5K45IblHd_L2f5LTaDUDwvZ5L6g/edit"><text:span text:style-name="T27_116"><text:s/></text:span></text:a></text:span><text:span text:style-name="T27_117"><text:a xlink:type="simple" xlink:href="https://docs.google.com/a/chromium.org/document/d/1g5nIXAIkN_Y-7XJW5K45IblHd_L2f5LTaDUDwvZ5L6g/edit"><text:span text:style-name="T27_118">Crypto</text:span></text:a></text:span><text:span text:style-name="T27_119"><text:a xlink:type="simple" xlink:href="https://docs.google.com/a/chromium.org/document/d/1g5nIXAIkN_Y-7XJW5K45IblHd_L2f5LTaDUDwvZ5L6g/edit"><text:span text:style-name="T27_120"><text:s/></text:span></text:a></text:span><text:span text:style-name="T27_121"><text:a xlink:type="simple" xlink:href="https://docs.google.com/a/chromium.org/document/d/1g5nIXAIkN_Y-7XJW5K45IblHd_L2f5LTaDUDwvZ5L6g/edit"><text:span text:style-name="T27_122">Specification</text:span></text:a></text:span><text:span text:style-name="T27_123">.<text:s text:c="2"/></text:span><text:span text:style-name="T27_124">If</text:span><text:span text:style-name="T27_125"><text:s/></text:span><text:span text:style-name="T27_126">you</text:span><text:span text:style-name="T27_127">’</text:span><text:span text:style-name="T27_128">d</text:span><text:span text:style-name="T27_129"><text:s/></text:span><text:span text:style-name="T27_130">rather</text:span><text:span text:style-name="T27_131"><text:s/></text:span><text:span text:style-name="T27_132">see</text:span><text:span text:style-name="T27_133"><text:s/></text:span><text:span text:style-name="T27_134">client</text:span><text:span text:style-name="T27_135"><text:s/></text:span><text:span text:style-name="T27_136">code</text:span><text:span text:style-name="T27_137">,<text:s/></text:span><text:span text:style-name="T27_138">you</text:span><text:span text:style-name="T27_139"><text:s/></text:span><text:span text:style-name="T27_140">can</text:span><text:span text:style-name="T27_141"><text:s/></text:span><text:span text:style-name="T27_142">take</text:span><text:span text:style-name="T27_143"><text:s/></text:span><text:span text:style-name="T27_144">a</text:span><text:span text:style-name="T27_145"><text:s/></text:span><text:span text:style-name="T27_146">look</text:span><text:span text:style-name="T27_147"><text:s/></text:span><text:span text:style-name="T27_148">at</text:span><text:span text:style-name="T27_149"><text:s/></text:span><text:span text:style-name="T27_150">the</text:span><text:span text:style-name="T27_151"><text:s/></text:span><text:span text:style-name="T27_152"><text:a xlink:type="simple" xlink:href="https://code.google.com/p/chromium/codesearch#chromium/src/net/quic/&amp;ct=rc&amp;cd=1&amp;q=quic&amp;sq=package:chromium"><text:span text:style-name="T27_153">Chromium</text:span></text:a></text:span><text:span text:style-name="T27_154"><text:a xlink:type="simple" xlink:href="https://code.google.com/p/chromium/codesearch#chromium/src/net/quic/&amp;ct=rc&amp;cd=1&amp;q=quic&amp;sq=package:chromium"><text:span text:style-name="T27_155"><text:s/></text:span></text:a></text:span><text:span text:style-name="T27_156"><text:a xlink:type="simple" xlink:href="https://code.google.com/p/chromium/codesearch#chromium/src/net/quic/&amp;ct=rc&amp;cd=1&amp;q=quic&amp;sq=package:chromium"><text:span text:style-name="T27_157">source</text:span></text:a></text:span><text:span text:style-name="T27_158"><text:a xlink:type="simple" xlink:href="https://code.google.com/p/chromium/codesearch#chromium/src/net/quic/&amp;ct=rc&amp;cd=1&amp;q=quic&amp;sq=package:chromium"><text:span text:style-name="T27_159"><text:s/></text:span></text:a></text:span><text:span text:style-name="T27_160"><text:a xlink:type="simple" xlink:href="https://code.google.com/p/chromium/codesearch#chromium/src/net/quic/&amp;ct=rc&amp;cd=1&amp;q=quic&amp;sq=package:chromium"><text:span text:style-name="T27_161">directory</text:span></text:a></text:span><text:span text:style-name="T27_162">.<text:s text:c="2"/></text:span><text:span text:style-name="T27_163">If</text:span><text:span text:style-name="T27_164"><text:s/></text:span><text:span text:style-name="T27_165">you</text:span><text:span text:style-name="T27_166">’</text:span><text:span text:style-name="T27_167">re</text:span><text:span text:style-name="T27_168"><text:s/></text:span><text:span text:style-name="T27_169">wondering</text:span><text:span text:style-name="T27_170"><text:s/></text:span><text:span text:style-name="T27_171">about</text:span><text:span text:style-name="T27_172"><text:s/></text:span><text:span text:style-name="T27_173">what</text:span><text:span text:style-name="T27_174"><text:s/></text:span><text:span text:style-name="T27_175">a</text:span><text:span text:style-name="T27_176"><text:s/></text:span><text:span text:style-name="T27_177">server</text:span><text:span text:style-name="T27_178"><text:s/></text:span><text:span text:style-name="T27_179">might</text:span><text:span text:style-name="T27_180"><text:s/></text:span><text:span text:style-name="T27_181">have</text:span><text:span text:style-name="T27_182"><text:s/></text:span><text:span text:style-name="T27_183">to</text:span><text:span text:style-name="T27_184"><text:s/></text:span><text:span text:style-name="T27_185">do</text:span><text:span text:style-name="T27_186">,<text:s/></text:span><text:span text:style-name="T27_187">there</text:span><text:span text:style-name="T27_188"><text:s/></text:span><text:span text:style-name="T27_189">is</text:span><text:span text:style-name="T27_190"><text:s/></text:span><text:span text:style-name="T27_191"><text:a xlink:type="simple" xlink:href="https://code.google.com/p/chromium/codesearch#chromium/src/net/tools/quic/&amp;ct=rc&amp;cd=2&amp;q=quic&amp;sq=package:chromium"><text:span text:style-name="T27_192">some</text:span></text:a></text:span><text:span text:style-name="T27_193"><text:a xlink:type="simple" xlink:href="https://code.google.com/p/chromium/codesearch#chromium/src/net/tools/quic/&amp;ct=rc&amp;cd=2&amp;q=quic&amp;sq=package:chromium"><text:span text:style-name="T27_194"><text:s/></text:span></text:a></text:span><text:span text:style-name="T27_195"><text:a xlink:type="simple" xlink:href="https://code.google.com/p/chromium/codesearch#chromium/src/net/tools/quic/&amp;ct=rc&amp;cd=2&amp;q=quic&amp;sq=package:chromium"><text:span text:style-name="T27_196">prototype</text:span></text:a></text:span><text:span text:style-name="T27_197"><text:a xlink:type="simple" xlink:href="https://code.google.com/p/chromium/codesearch#chromium/src/net/tools/quic/&amp;ct=rc&amp;cd=2&amp;q=quic&amp;sq=package:chromium"><text:span text:style-name="T27_198"><text:s/></text:span></text:a></text:span><text:span text:style-name="T27_199"><text:a xlink:type="simple" xlink:href="https://code.google.com/p/chromium/codesearch#chromium/src/net/tools/quic/&amp;ct=rc&amp;cd=2&amp;q=quic&amp;sq=package:chromium"><text:span text:style-name="T27_200">server</text:span></text:a></text:span><text:span text:style-name="T27_201"><text:a xlink:type="simple" xlink:href="https://code.google.com/p/chromium/codesearch#chromium/src/net/tools/quic/&amp;ct=rc&amp;cd=2&amp;q=quic&amp;sq=package:chromium"><text:span text:style-name="T27_202"><text:s/></text:span></text:a></text:span><text:span text:style-name="T27_203"><text:a xlink:type="simple" xlink:href="https://code.google.com/p/chromium/codesearch#chromium/src/net/tools/quic/&amp;ct=rc&amp;cd=2&amp;q=quic&amp;sq=package:chromium"><text:span text:style-name="T27_204">code</text:span></text:a></text:span><text:span text:style-name="T27_205">.<text:s text:c="2"/></text:span><text:span text:style-name="T27_206">Finally</text:span><text:span text:style-name="T27_207">,<text:s/></text:span><text:span text:style-name="T27_208">if</text:span><text:span text:style-name="T27_209"><text:s/></text:span><text:span text:style-name="T27_210">you</text:span><text:span text:style-name="T27_211"><text:s/></text:span><text:span text:style-name="T27_212">just</text:span><text:span text:style-name="T27_213"><text:s/></text:span><text:span text:style-name="T27_214">want</text:span><text:span text:style-name="T27_215"><text:s/></text:span><text:span text:style-name="T27_216">to</text:span><text:span text:style-name="T27_217"><text:s/></text:span><text:span text:style-name="T27_218">think</text:span><text:span text:style-name="T27_219"><text:s/></text:span><text:span text:style-name="T27_220">about</text:span><text:span text:style-name="T27_221"><text:s/></text:span><text:span text:style-name="T27_222">the</text:span><text:span text:style-name="T27_223"><text:s/></text:span><text:span text:style-name="T27_224">bits</text:span><text:span text:style-name="T27_225"><text:s/></text:span><text:span text:style-name="T27_226">on</text:span><text:span text:style-name="T27_227"><text:s/></text:span><text:span text:style-name="T27_228">the</text:span><text:span text:style-name="T27_229"><text:s/></text:span><text:span text:style-name="T27_230">wire</text:span><text:span text:style-name="T27_231">,<text:s/></text:span><text:span text:style-name="T27_232">and</text:span><text:span text:style-name="T27_233"><text:s/></text:span><text:span text:style-name="T27_234">how</text:span><text:span text:style-name="T27_235"><text:s/></text:span><text:span text:style-name="T27_236">this</text:span><text:span text:style-name="T27_237"><text:s/></text:span><text:span text:style-name="T27_238">might</text:span><text:span text:style-name="T27_239"><text:s/></text:span><text:span text:style-name="T27_240">look</text:span><text:span text:style-name="T27_241">,<text:s/></text:span><text:span text:style-name="T27_242">there</text:span><text:span text:style-name="T27_243"><text:s/></text:span><text:span text:style-name="T27_244">is</text:span><text:span text:style-name="T27_245"><text:s/></text:span><text:span text:style-name="T27_246">an</text:span><text:span text:style-name="T27_247"><text:s/></text:span><text:span text:style-name="T27_248"><text:a xlink:type="simple" xlink:href="https://docs.google.com/a/chromium.org/document/d/1WJvyZflAO2pq77yOLbp9NsGjC1CHetAXV8I0fQe-B_U/edit#"><text:span text:style-name="T27_249">evolving</text:span></text:a></text:span><text:span text:style-name="T27_250"><text:a xlink:type="simple" xlink:href="https://docs.google.com/a/chromium.org/document/d/1WJvyZflAO2pq77yOLbp9NsGjC1CHetAXV8I0fQe-B_U/edit#"><text:span text:style-name="T27_251"><text:s/></text:span></text:a></text:span><text:span text:style-name="T27_252"><text:a xlink:type="simple" xlink:href="https://docs.google.com/a/chromium.org/document/d/1WJvyZflAO2pq77yOLbp9NsGjC1CHetAXV8I0fQe-B_U/edit#"><text:span text:style-name="T27_253">wire</text:span></text:a></text:span><text:span text:style-name="T27_254"><text:a xlink:type="simple" xlink:href="https://docs.google.com/a/chromium.org/document/d/1WJvyZflAO2pq77yOLbp9NsGjC1CHetAXV8I0fQe-B_U/edit#"><text:span text:style-name="T27_255"><text:s/></text:span></text:a></text:span><text:span text:style-name="T27_256"><text:a xlink:type="simple" xlink:href="https://docs.google.com/a/chromium.org/document/d/1WJvyZflAO2pq77yOLbp9NsGjC1CHetAXV8I0fQe-B_U/edit#"><text:span text:style-name="T27_257">specification</text:span></text:a></text:span><text:span text:style-name="T27_258">.</text:span></text:p>
      <text:p text:style-name="P28"/>
      <text:p text:style-name="P29"><text:span text:style-name="T29_1">Is</text:span><text:span text:style-name="T29_2"><text:s/></text:span><text:span text:style-name="T29_3">there</text:span><text:span text:style-name="T29_4"><text:s/></text:span><text:span text:style-name="T29_5">a</text:span><text:span text:style-name="T29_6"><text:s/></text:span><text:span text:style-name="T29_7">news</text:span><text:span text:style-name="T29_8"><text:s/></text:span><text:span text:style-name="T29_9">group</text:span><text:span text:style-name="T29_10"><text:s/></text:span><text:span text:style-name="T29_11">for</text:span><text:span text:style-name="T29_12"><text:s/></text:span><text:span text:style-name="T29_13">discussing</text:span><text:span text:style-name="T29_14"><text:s/></text:span><text:span text:style-name="T29_15">QUIC</text:span><text:span text:style-name="T29_16">?</text:span><text:span text:style-name="T29_17"><text:s text:c="2"/></text:span><text:span text:style-name="T29_18">Yes</text:span><text:span text:style-name="T29_19">.<text:s text:c="2"/></text:span><text:span text:style-name="T29_20"><text:a xlink:type="simple" xlink:href="mailto:proto-quic@chromium.org"><text:span text:style-name="T29_21">proto</text:span></text:a></text:span><text:span text:style-name="T29_22"><text:a xlink:type="simple" xlink:href="mailto:proto-quic@chromium.org"><text:span text:style-name="T29_23">-</text:span></text:a></text:span><text:span text:style-name="T29_24"><text:a xlink:type="simple" xlink:href="mailto:proto-quic@chromium.org"><text:span text:style-name="T29_25">quic</text:span></text:a></text:span><text:span text:style-name="T29_26"><text:a xlink:type="simple" xlink:href="mailto:proto-quic@chromium.org"><text:span text:style-name="T29_27">@</text:span></text:a></text:span><text:span text:style-name="T29_28"><text:a xlink:type="simple" xlink:href="mailto:proto-quic@chromium.org"><text:span text:style-name="T29_29">chromium</text:span></text:a></text:span><text:span text:style-name="T29_30"><text:a xlink:type="simple" xlink:href="mailto:proto-quic@chromium.org"><text:span text:style-name="T29_31">.</text:span></text:a></text:span><text:span text:style-name="T29_32"><text:a xlink:type="simple" xlink:href="mailto:proto-quic@chromium.org"><text:span text:style-name="T29_33">org</text:span></text:a></text:span><text:span text:style-name="T29_34"><text:s/></text:span><text:span text:style-name="T29_35">a</text:span><text:span text:style-name="T29_36">.</text:span><text:span text:style-name="T29_37">k</text:span><text:span text:style-name="T29_38">.</text:span><text:span text:style-name="T29_39">a</text:span><text:span text:style-name="T29_40">.,<text:s/></text:span><text:span text:style-name="T29_41"><text:a xlink:type="simple" xlink:href="https://groups.google.com/a/chromium.org/d/forum/proto-quic"><text:span text:style-name="T29_42">https</text:span></text:a></text:span><text:span text:style-name="T29_43"><text:a xlink:type="simple" xlink:href="https://groups.google.com/a/chromium.org/d/forum/proto-quic"><text:span text:style-name="T29_44">://</text:span></text:a></text:span><text:span text:style-name="T29_45"><text:a xlink:type="simple" xlink:href="https://groups.google.com/a/chromium.org/d/forum/proto-quic"><text:span text:style-name="T29_46">groups</text:span></text:a></text:span><text:span text:style-name="T29_47"><text:a xlink:type="simple" xlink:href="https://groups.google.com/a/chromium.org/d/forum/proto-quic"><text:span text:style-name="T29_48">.</text:span></text:a></text:span><text:span text:style-name="T29_49"><text:a xlink:type="simple" xlink:href="https://groups.google.com/a/chromium.org/d/forum/proto-quic"><text:span text:style-name="T29_50">google</text:span></text:a></text:span><text:span text:style-name="T29_51"><text:a xlink:type="simple" xlink:href="https://groups.google.com/a/chromium.org/d/forum/proto-quic"><text:span text:style-name="T29_52">.</text:span></text:a></text:span><text:span text:style-name="T29_53"><text:a xlink:type="simple" xlink:href="https://groups.google.com/a/chromium.org/d/forum/proto-quic"><text:span text:style-name="T29_54">com</text:span></text:a></text:span><text:span text:style-name="T29_55"><text:a xlink:type="simple" xlink:href="https://groups.google.com/a/chromium.org/d/forum/proto-quic"><text:span text:style-name="T29_56">/</text:span></text:a></text:span><text:span text:style-name="T29_57"><text:a xlink:type="simple" xlink:href="https://groups.google.com/a/chromium.org/d/forum/proto-quic"><text:span text:style-name="T29_58">a</text:span></text:a></text:span><text:span text:style-name="T29_59"><text:a xlink:type="simple" xlink:href="https://groups.google.com/a/chromium.org/d/forum/proto-quic"><text:span text:style-name="T29_60">/</text:span></text:a></text:span><text:span text:style-name="T29_61"><text:a xlink:type="simple" xlink:href="https://groups.google.com/a/chromium.org/d/forum/proto-quic"><text:span text:style-name="T29_62">chromium</text:span></text:a></text:span><text:span text:style-name="T29_63"><text:a xlink:type="simple" xlink:href="https://groups.google.com/a/chromium.org/d/forum/proto-quic"><text:span text:style-name="T29_64">.</text:span></text:a></text:span><text:span text:style-name="T29_65"><text:a xlink:type="simple" xlink:href="https://groups.google.com/a/chromium.org/d/forum/proto-quic"><text:span text:style-name="T29_66">org</text:span></text:a></text:span><text:span text:style-name="T29_67"><text:a xlink:type="simple" xlink:href="https://groups.google.com/a/chromium.org/d/forum/proto-quic"><text:span text:style-name="T29_68">/</text:span></text:a></text:span><text:span text:style-name="T29_69"><text:a xlink:type="simple" xlink:href="https://groups.google.com/a/chromium.org/d/forum/proto-quic"><text:span text:style-name="T29_70">d</text:span></text:a></text:span><text:span text:style-name="T29_71"><text:a xlink:type="simple" xlink:href="https://groups.google.com/a/chromium.org/d/forum/proto-quic"><text:span text:style-name="T29_72">/</text:span></text:a></text:span><text:span text:style-name="T29_73"><text:a xlink:type="simple" xlink:href="https://groups.google.com/a/chromium.org/d/forum/proto-quic"><text:span text:style-name="T29_74">forum</text:span></text:a></text:span><text:span text:style-name="T29_75"><text:a xlink:type="simple" xlink:href="https://groups.google.com/a/chromium.org/d/forum/proto-quic"><text:span text:style-name="T29_76">/</text:span></text:a></text:span><text:span text:style-name="T29_77"><text:a xlink:type="simple" xlink:href="https://groups.google.com/a/chromium.org/d/forum/proto-quic"><text:span text:style-name="T29_78">proto</text:span></text:a></text:span><text:span text:style-name="T29_79"><text:a xlink:type="simple" xlink:href="https://groups.google.com/a/chromium.org/d/forum/proto-quic"><text:span text:style-name="T29_80">-</text:span></text:a></text:span><text:span text:style-name="T29_81"><text:a xlink:type="simple" xlink:href="https://groups.google.com/a/chromium.org/d/forum/proto-quic"><text:span text:style-name="T29_82">quic</text:span></text:a></text:span></text:p>
      <text:p text:style-name="P30"/>
      <text:p text:style-name="P31"/>
      <text:p text:style-name="P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